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5.403cm"/>
    </style:style>
    <style:style style:name="Table1.B" style:family="table-column">
      <style:table-column-properties style:column-width="3.738cm"/>
    </style:style>
    <style:style style:name="Table1.C" style:family="table-column">
      <style:table-column-properties style:column-width="7.86cm"/>
    </style:style>
    <style:style style:name="Table1.A1" style:family="table-cell">
      <style:table-cell-properties style:vertical-align="middle" style:border-line-width-left="0.002cm 0.088cm 0.035cm" style:border-line-width-top="0.002cm 0.088cm 0.035cm" style:border-line-width-bottom="0.002cm 0.088cm 0.002cm" fo:padding="0.049cm" fo:border-left="3.55pt double #808080" fo:border-right="none" fo:border-top="3.55pt double #808080" fo:border-bottom="2.6pt double #808080"/>
    </style:style>
    <style:style style:name="Table1.B1" style:family="table-cell">
      <style:table-cell-properties style:vertical-align="middle" style:border-line-width-left="0.002cm 0.088cm 0.002cm" style:border-line-width-top="0.002cm 0.088cm 0.035cm" style:border-line-width-bottom="0.002cm 0.088cm 0.002cm" fo:padding="0.049cm" fo:border-left="2.6pt double #808080" fo:border-right="none" fo:border-top="3.55pt double #808080" fo:border-bottom="2.6pt double #808080"/>
    </style:style>
    <style:style style:name="Table1.C1" style:family="table-cell">
      <style:table-cell-properties style:vertical-align="middle" style:border-line-width-left="0.002cm 0.088cm 0.002cm" style:border-line-width-right="0.002cm 0.088cm 0.035cm" style:border-line-width-top="0.002cm 0.088cm 0.035cm" style:border-line-width-bottom="0.002cm 0.088cm 0.002cm" fo:padding="0.049cm" fo:border-left="2.6pt double #808080" fo:border-right="3.55pt double #808080" fo:border-top="3.55pt double #808080" fo:border-bottom="2.6pt double #808080"/>
    </style:style>
    <style:style style:name="Table1.A2" style:family="table-cell">
      <style:table-cell-properties style:vertical-align="middle" style:border-line-width-left="0.002cm 0.088cm 0.035cm" style:border-line-width-bottom="0.002cm 0.088cm 0.002cm" fo:padding="0.049cm" fo:border-left="3.55pt double #808080" fo:border-right="none" fo:border-top="none" fo:border-bottom="2.6pt double #808080"/>
    </style:style>
    <style:style style:name="Table1.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e1.C2" style:family="table-cell">
      <style:table-cell-properties style:vertical-align="middle" style:border-line-width-left="0.002cm 0.088cm 0.002cm" style:border-line-width-right="0.002cm 0.088cm 0.035cm" style:border-line-width-bottom="0.002cm 0.088cm 0.002cm" fo:padding="0.049cm" fo:border-left="2.6pt double #808080" fo:border-right="3.55pt double #808080" fo:border-top="none" fo:border-bottom="2.6pt double #808080"/>
    </style:style>
    <style:style style:name="Table1.A5" style:family="table-cell">
      <style:table-cell-properties style:vertical-align="middle" style:border-line-width-left="0.002cm 0.088cm 0.035cm" style:border-line-width-bottom="0.002cm 0.088cm 0.035cm" fo:padding="0.049cm" fo:border-left="3.55pt double #808080" fo:border-right="none" fo:border-top="none" fo:border-bottom="3.55pt double #808080"/>
    </style:style>
    <style:style style:name="Table1.B5" style:family="table-cell">
      <style:table-cell-properties style:vertical-align="middle" style:border-line-width-left="0.002cm 0.088cm 0.002cm" style:border-line-width-bottom="0.002cm 0.088cm 0.035cm" fo:padding="0.049cm" fo:border-left="2.6pt double #808080" fo:border-right="none" fo:border-top="none" fo:border-bottom="3.55pt double #808080"/>
    </style:style>
    <style:style style:name="Table1.C5" style:family="table-cell">
      <style:table-cell-properties style:vertical-align="middle" style:border-line-width-left="0.002cm 0.088cm 0.002cm" style:border-line-width-right="0.002cm 0.088cm 0.035cm" style:border-line-width-bottom="0.002cm 0.088cm 0.035cm" fo:padding="0.049cm" fo:border-left="2.6pt double #808080" fo:border-right="3.55pt double #808080" fo:border-top="none" fo:border-bottom="3.55pt double #808080"/>
    </style:style>
    <style:style style:name="Table2" style:family="table">
      <style:table-properties style:width="7.761cm" table:align="left"/>
    </style:style>
    <style:style style:name="Table2.A" style:family="table-column">
      <style:table-column-properties style:column-width="3.246cm"/>
    </style:style>
    <style:style style:name="Table2.B" style:family="table-column">
      <style:table-column-properties style:column-width="4.516cm"/>
    </style:style>
    <style:style style:name="Table2.A1" style:family="table-cell">
      <style:table-cell-properties style:vertical-align="middle" fo:padding="0.049cm" fo:border="none"/>
    </style:style>
    <style:style style:name="Table3" style:family="table">
      <style:table-properties style:width="7.761cm" table:align="left"/>
    </style:style>
    <style:style style:name="Table3.A" style:family="table-column">
      <style:table-column-properties style:column-width="4.279cm"/>
    </style:style>
    <style:style style:name="Table3.B" style:family="table-column">
      <style:table-column-properties style:column-width="3.482cm"/>
    </style:style>
    <style:style style:name="Table3.A1" style:family="table-cell">
      <style:table-cell-properties style:vertical-align="middle" fo:padding="0.049cm" fo:border="none"/>
    </style:style>
    <style:style style:name="Table4" style:family="table">
      <style:table-properties style:width="7.761cm" table:align="left"/>
    </style:style>
    <style:style style:name="Table4.A" style:family="table-column">
      <style:table-column-properties style:column-width="0.995cm"/>
    </style:style>
    <style:style style:name="Table4.B" style:family="table-column">
      <style:table-column-properties style:column-width="6.766cm"/>
    </style:style>
    <style:style style:name="Table4.A1" style:family="table-cell">
      <style:table-cell-properties style:vertical-align="middle" fo:padding="0.049cm" fo:border="none"/>
    </style:style>
    <style:style style:name="Table5" style:family="table">
      <style:table-properties style:width="7.761cm" table:align="left"/>
    </style:style>
    <style:style style:name="Table5.A" style:family="table-column">
      <style:table-column-properties style:column-width="3.027cm"/>
    </style:style>
    <style:style style:name="Table5.B" style:family="table-column">
      <style:table-column-properties style:column-width="4.734cm"/>
    </style:style>
    <style:style style:name="Table5.A1" style:family="table-cell">
      <style:table-cell-properties style:vertical-align="middle" fo:padding="0.049cm" fo:border="none"/>
    </style:style>
    <style:style style:name="P1" style:family="paragraph" style:parent-style-name="Heading_20_1">
      <style:paragraph-properties style:writing-mode="lr-tb"/>
    </style:style>
    <style:style style:name="P2" style:family="paragraph" style:parent-style-name="Text_20_body">
      <style:paragraph-properties style:writing-mode="lr-tb"/>
    </style:style>
    <style:style style:name="P3" style:family="paragraph" style:parent-style-name="Preformatted_20_Text">
      <style:paragraph-properties fo:margin-top="0cm" fo:margin-bottom="0.499cm" style:contextual-spacing="false"/>
    </style:style>
    <style:style style:name="P4" style:family="paragraph" style:parent-style-name="List_20_Contents">
      <style:paragraph-properties fo:margin-top="0cm" fo:margin-bottom="0.499cm" style:contextual-spacing="false"/>
    </style:style>
    <style:style style:name="P5" style:family="paragraph" style:parent-style-name="Standard">
      <style:text-properties officeooo:rsid="00083a52" officeooo:paragraph-rsid="00083a52"/>
    </style:style>
    <style:style style:name="P6" style:family="paragraph" style:parent-style-name="Standard">
      <style:text-properties officeooo:rsid="000a3180" officeooo:paragraph-rsid="00083a52"/>
    </style:style>
    <style:style style:name="P7" style:family="paragraph" style:parent-style-name="Standard">
      <style:text-properties officeooo:rsid="000a3180" officeooo:paragraph-rsid="000a3180"/>
    </style:style>
    <style:style style:name="P8" style:family="paragraph" style:parent-style-name="Standard">
      <style:text-properties officeooo:paragraph-rsid="00083a52"/>
    </style:style>
    <style:style style:name="P9" style:family="paragraph" style:parent-style-name="Standard">
      <style:text-properties officeooo:rsid="000be8ba" officeooo:paragraph-rsid="000be8ba"/>
    </style:style>
    <style:style style:name="P10" style:family="paragraph" style:parent-style-name="Standard">
      <style:text-properties officeooo:rsid="000d1b50" officeooo:paragraph-rsid="000d1b50"/>
    </style:style>
    <style:style style:name="P11" style:family="paragraph" style:parent-style-name="Standard">
      <style:text-properties officeooo:rsid="000e4146" officeooo:paragraph-rsid="000e4146"/>
    </style:style>
    <style:style style:name="P12" style:family="paragraph" style:parent-style-name="Standard">
      <style:text-properties officeooo:rsid="0019d9dc" officeooo:paragraph-rsid="0019d9dc"/>
    </style:style>
    <style:style style:name="P13" style:family="paragraph" style:parent-style-name="Heading_20_1">
      <style:paragraph-properties fo:break-before="page"/>
    </style:style>
    <style:style style:name="P14" style:family="paragraph" style:parent-style-name="Preformatted_20_Text">
      <style:text-properties officeooo:rsid="00179f0a" officeooo:paragraph-rsid="00179f0a"/>
    </style:style>
    <style:style style:name="P15" style:family="paragraph" style:parent-style-name="Preformatted_20_Text">
      <style:text-properties officeooo:rsid="00304732" officeooo:paragraph-rsid="00304732"/>
    </style:style>
    <style:style style:name="P16" style:family="paragraph" style:parent-style-name="Text_20_body">
      <style:text-properties officeooo:rsid="000e4146" officeooo:paragraph-rsid="000e4146"/>
    </style:style>
    <style:style style:name="P17" style:family="paragraph" style:parent-style-name="Text_20_body">
      <style:text-properties officeooo:rsid="00150a12" officeooo:paragraph-rsid="00150a12"/>
    </style:style>
    <style:style style:name="P18" style:family="paragraph" style:parent-style-name="Text_20_body">
      <style:text-properties officeooo:rsid="00150a12" officeooo:paragraph-rsid="0016b7f9"/>
    </style:style>
    <style:style style:name="P19" style:family="paragraph" style:parent-style-name="Text_20_body">
      <style:text-properties officeooo:rsid="00179f0a" officeooo:paragraph-rsid="00179f0a"/>
    </style:style>
    <style:style style:name="P20" style:family="paragraph" style:parent-style-name="Text_20_body">
      <style:text-properties officeooo:rsid="001a86bb" officeooo:paragraph-rsid="001a86bb"/>
    </style:style>
    <style:style style:name="P21" style:family="paragraph" style:parent-style-name="Text_20_body">
      <style:text-properties officeooo:rsid="001e0110" officeooo:paragraph-rsid="001e0110"/>
    </style:style>
    <style:style style:name="P22" style:family="paragraph" style:parent-style-name="Text_20_body">
      <style:text-properties officeooo:paragraph-rsid="001e0110"/>
    </style:style>
    <style:style style:name="P23" style:family="paragraph" style:parent-style-name="Text_20_body">
      <style:text-properties officeooo:rsid="001f36f5" officeooo:paragraph-rsid="001f36f5"/>
    </style:style>
    <style:style style:name="P24" style:family="paragraph" style:parent-style-name="Text_20_body">
      <style:text-properties officeooo:rsid="0020b736" officeooo:paragraph-rsid="0020b736"/>
    </style:style>
    <style:style style:name="P25" style:family="paragraph" style:parent-style-name="Text_20_body">
      <style:text-properties officeooo:rsid="00223e5f" officeooo:paragraph-rsid="00223e5f"/>
    </style:style>
    <style:style style:name="P26" style:family="paragraph" style:parent-style-name="Text_20_body">
      <style:text-properties officeooo:rsid="0025fba6" officeooo:paragraph-rsid="0025fba6"/>
    </style:style>
    <style:style style:name="P27" style:family="paragraph" style:parent-style-name="Text_20_body">
      <style:text-properties officeooo:rsid="002bca26" officeooo:paragraph-rsid="002bca26"/>
    </style:style>
    <style:style style:name="P28" style:family="paragraph" style:parent-style-name="Text_20_body">
      <style:text-properties officeooo:rsid="002d5fb8" officeooo:paragraph-rsid="002d5fb8"/>
    </style:style>
    <style:style style:name="P29" style:family="paragraph" style:parent-style-name="Text_20_body">
      <style:text-properties officeooo:paragraph-rsid="002d5fb8"/>
    </style:style>
    <style:style style:name="P30" style:family="paragraph" style:parent-style-name="Text_20_body">
      <style:text-properties officeooo:rsid="002efd87" officeooo:paragraph-rsid="002efd87"/>
    </style:style>
    <style:style style:name="P31" style:family="paragraph" style:parent-style-name="Text_20_body">
      <style:text-properties officeooo:paragraph-rsid="002efd87"/>
    </style:style>
    <style:style style:name="P32" style:family="paragraph" style:parent-style-name="Text_20_body">
      <style:text-properties officeooo:rsid="00304732" officeooo:paragraph-rsid="00304732"/>
    </style:style>
    <style:style style:name="P33" style:family="paragraph" style:parent-style-name="Text_20_body">
      <style:text-properties officeooo:rsid="00322205" officeooo:paragraph-rsid="00322205"/>
    </style:style>
    <style:style style:name="P34" style:family="paragraph" style:parent-style-name="Text_20_body">
      <style:text-properties officeooo:rsid="003401fe" officeooo:paragraph-rsid="003401fe"/>
    </style:style>
    <style:style style:name="P35" style:family="paragraph" style:parent-style-name="Code">
      <style:text-properties fo:font-size="10pt" style:font-size-asian="10pt" style:font-size-complex="10pt"/>
    </style:style>
    <style:style style:name="P36" style:family="paragraph" style:parent-style-name="Code">
      <style:text-properties fo:font-size="10pt" officeooo:paragraph-rsid="000e4146" style:font-size-asian="10pt" style:font-size-complex="10pt"/>
    </style:style>
    <style:style style:name="P37" style:family="paragraph" style:parent-style-name="Code">
      <style:text-properties fo:font-size="10pt" officeooo:paragraph-rsid="00150a12" style:font-size-asian="10pt" style:font-size-complex="10pt"/>
    </style:style>
    <style:style style:name="P38" style:family="paragraph" style:parent-style-name="Code">
      <style:text-properties fo:color="#ff3366" fo:font-size="10pt" style:font-size-asian="10pt" style:font-size-complex="10pt"/>
    </style:style>
    <style:style style:name="P39" style:family="paragraph" style:parent-style-name="Code">
      <style:text-properties officeooo:paragraph-rsid="0016b7f9"/>
    </style:style>
    <style:style style:name="P40" style:family="paragraph" style:parent-style-name="Heading_20_1">
      <style:text-properties officeooo:rsid="001f36f5" officeooo:paragraph-rsid="001f36f5"/>
    </style:style>
    <style:style style:name="P41" style:family="paragraph" style:parent-style-name="Heading_20_1">
      <style:text-properties officeooo:rsid="0020b736" officeooo:paragraph-rsid="0020b736"/>
    </style:style>
    <style:style style:name="P42" style:family="paragraph" style:parent-style-name="Heading_20_2">
      <style:text-properties officeooo:rsid="00223e5f" officeooo:paragraph-rsid="00223e5f"/>
    </style:style>
    <style:style style:name="P43" style:family="paragraph" style:parent-style-name="List_20_Contents">
      <style:paragraph-properties fo:margin-left="0cm" fo:margin-right="0cm" fo:margin-top="0cm" fo:margin-bottom="0.499cm" style:contextual-spacing="false" fo:text-indent="0cm" style:auto-text-indent="false"/>
      <style:text-properties officeooo:rsid="002531c2" officeooo:paragraph-rsid="002531c2"/>
    </style:style>
    <style:style style:name="P44" style:family="paragraph" style:parent-style-name="Text_20_body" style:list-style-name="L1">
      <style:text-properties officeooo:rsid="001f36f5" officeooo:paragraph-rsid="001f36f5"/>
    </style:style>
    <style:style style:name="P45" style:family="paragraph" style:parent-style-name="Text_20_body" style:list-style-name="L2">
      <style:text-properties officeooo:rsid="0020e28e" officeooo:paragraph-rsid="0020e28e"/>
    </style:style>
    <style:style style:name="P46" style:family="paragraph" style:parent-style-name="Text_20_body" style:list-style-name="L2">
      <style:text-properties officeooo:rsid="0020b736" officeooo:paragraph-rsid="0020b736"/>
    </style:style>
    <style:style style:name="P47" style:family="paragraph" style:parent-style-name="Text_20_body" style:list-style-name="L3">
      <style:text-properties officeooo:rsid="0025fba6" officeooo:paragraph-rsid="0025fba6"/>
    </style:style>
    <style:style style:name="P48" style:family="paragraph" style:parent-style-name="Text_20_body" style:list-style-name="L3">
      <style:text-properties officeooo:rsid="0028cc56" officeooo:paragraph-rsid="0028cc56"/>
    </style:style>
    <style:style style:name="P49" style:family="paragraph" style:parent-style-name="Text_20_body" style:list-style-name="L4">
      <style:text-properties officeooo:rsid="00295e80" officeooo:paragraph-rsid="00295e80"/>
    </style:style>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text-properties officeooo:rsid="00381365" officeooo:paragraph-rsid="00381365"/>
    </style:style>
    <style:style style:name="P66" style:family="paragraph" style:parent-style-name="Text_20_body">
      <style:text-properties officeooo:paragraph-rsid="0038fbb2"/>
    </style:style>
    <style:style style:name="P67" style:family="paragraph" style:parent-style-name="Text_20_body" style:list-style-name="L5">
      <style:paragraph-properties fo:margin-top="0cm" fo:margin-bottom="0cm" style:contextual-spacing="false"/>
    </style:style>
    <style:style style:name="P68" style:family="paragraph" style:parent-style-name="Text_20_body" style:list-style-name="L7">
      <style:paragraph-properties fo:margin-top="0cm" fo:margin-bottom="0cm" style:contextual-spacing="false"/>
    </style:style>
    <style:style style:name="P69" style:family="paragraph" style:parent-style-name="Text_20_body" style:list-style-name="L9">
      <style:paragraph-properties fo:margin-top="0cm" fo:margin-bottom="0cm" style:contextual-spacing="false"/>
    </style:style>
    <style:style style:name="P70" style:family="paragraph" style:parent-style-name="Text_20_body" style:list-style-name="L10">
      <style:paragraph-properties fo:margin-top="0cm" fo:margin-bottom="0cm" style:contextual-spacing="false"/>
    </style:style>
    <style:style style:name="P71" style:family="paragraph" style:parent-style-name="Text_20_body" style:list-style-name="L11">
      <style:paragraph-properties fo:margin-top="0cm" fo:margin-bottom="0cm" style:contextual-spacing="false"/>
    </style:style>
    <style:style style:name="P72" style:family="paragraph" style:parent-style-name="Text_20_body" style:list-style-name="L12">
      <style:paragraph-properties fo:margin-top="0cm" fo:margin-bottom="0cm" style:contextual-spacing="false"/>
    </style:style>
    <style:style style:name="P73" style:family="paragraph" style:parent-style-name="Text_20_body" style:list-style-name="L13">
      <style:paragraph-properties fo:margin-top="0cm" fo:margin-bottom="0cm" style:contextual-spacing="false"/>
    </style:style>
    <style:style style:name="P74" style:family="paragraph" style:parent-style-name="Text_20_body" style:list-style-name="L16">
      <style:paragraph-properties fo:margin-top="0cm" fo:margin-bottom="0cm" style:contextual-spacing="false"/>
    </style:style>
    <style:style style:name="P75" style:family="paragraph" style:parent-style-name="Text_20_body" style:list-style-name="L18">
      <style:paragraph-properties fo:margin-top="0cm" fo:margin-bottom="0cm" style:contextual-spacing="false"/>
    </style:style>
    <style:style style:name="P76" style:family="paragraph" style:parent-style-name="Text_20_body" style:list-style-name="L19">
      <style:paragraph-properties fo:margin-top="0cm" fo:margin-bottom="0cm" style:contextual-spacing="false"/>
    </style:style>
    <style:style style:name="P77" style:family="paragraph" style:parent-style-name="Code">
      <style:text-properties fo:font-size="10pt" style:font-size-asian="10pt" style:font-size-complex="10pt"/>
    </style:style>
    <style:style style:name="T1" style:family="text">
      <style:text-properties fo:font-style="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0a3180"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officeooo:rsid="00083a52"/>
    </style:style>
    <style:style style:name="T8" style:family="text">
      <style:text-properties officeooo:rsid="000a3180"/>
    </style:style>
    <style:style style:name="T9" style:family="text">
      <style:text-properties officeooo:rsid="000be8ba"/>
    </style:style>
    <style:style style:name="T10" style:family="text">
      <style:text-properties fo:font-size="10pt" style:font-size-asian="10pt" style:font-size-complex="10pt"/>
    </style:style>
    <style:style style:name="T11" style:family="text">
      <style:text-properties fo:font-size="10pt" officeooo:rsid="00150a12" style:font-size-asian="10pt" style:font-size-complex="10pt"/>
    </style:style>
    <style:style style:name="T12" style:family="text">
      <style:text-properties fo:color="#ff3366"/>
    </style:style>
    <style:style style:name="T13" style:family="text">
      <style:text-properties fo:color="#ff3366" officeooo:rsid="000e4146"/>
    </style:style>
    <style:style style:name="T14" style:family="text">
      <style:text-properties officeooo:rsid="0013c7dd"/>
    </style:style>
    <style:style style:name="T15" style:family="text">
      <style:text-properties officeooo:rsid="00150a12"/>
    </style:style>
    <style:style style:name="T16" style:family="text">
      <style:text-properties officeooo:rsid="001a86bb"/>
    </style:style>
    <style:style style:name="T17" style:family="text">
      <style:text-properties officeooo:rsid="001e6c7f"/>
    </style:style>
    <style:style style:name="T18" style:family="text">
      <style:text-properties officeooo:rsid="0020e28e"/>
    </style:style>
    <style:style style:name="T19" style:family="text">
      <style:text-properties officeooo:rsid="002d5fb8"/>
    </style:style>
    <style:style style:name="T20" style:family="text">
      <style:text-properties officeooo:rsid="002efd87"/>
    </style:style>
    <style:style style:name="T21" style:family="text">
      <style:text-properties fo:color="#ff420e" fo:font-size="14pt" fo:font-weight="normal" style:font-size-asian="14pt" style:font-weight-asian="normal" style:font-size-complex="14pt" style:font-weight-complex="normal"/>
    </style:style>
    <style:style style:name="T22" style:family="text">
      <style:text-properties officeooo:rsid="0035767e"/>
    </style:style>
    <style:style style:name="T23" style:family="text">
      <style:text-properties style:use-window-font-color="true" fo:font-style="italic" style:font-style-asian="italic" style:font-style-complex="italic"/>
    </style:style>
    <style:style style:name="T24" style:family="text">
      <style:text-properties style:use-window-font-color="true" fo:font-style="italic" officeooo:rsid="002efd87" style:font-style-asian="italic" style:font-style-complex="italic"/>
    </style:style>
    <style:style style:name="T25" style:family="text">
      <style:text-properties fo:color="#c0c0c0" fo:font-style="italic" style:font-style-asian="italic" style:font-style-complex="italic"/>
    </style:style>
    <style:style style:name="T26" style:family="text">
      <style:text-properties officeooo:rsid="0038ece0"/>
    </style:style>
    <style:style style:name="T27" style:family="text">
      <style:text-properties fo:color="#800000" fo:font-weight="bold" style:font-weight-asian="bold" style:font-weight-complex="bold"/>
    </style:style>
    <style:style style:name="T28" style:family="text">
      <style:text-properties fo:color="#000000" fo:font-weight="bold" style:font-weight-asian="bold" style:font-weight-complex="bol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HYNIXX - Build and Release Process</text:h>
      <text:p text:style-name="Standard"/>
      <text:section text:style-name="Sect1" text:name="globalWrapper">
        <text:section text:style-name="Sect1" text:name="column-content">
          <text:h text:style-name="P40" text:outline-level="1">GIT Integration</text:h>
          <text:h text:style-name="P42" text:outline-level="2">Maven-site</text:h>
          <text:h text:style-name="Heading_20_3" text:outline-level="3">Reportset vs build</text:h>
          <text:p text:style-name="P25">Configuring a reporting plugin in the &lt;reporting&gt; or &lt;build&gt; elements in the pom does <text:span text:style-name="T5">NOT</text:span> have the same behavior!</text:p>
          <text:p text:style-name="List_20_Heading"><text:span text:style-name="Teletype">mvn site</text:span> </text:p>
          <text:p text:style-name="List_20_Contents">It uses <text:span text:style-name="T5">only</text:span> the parameters defined in the &lt;configuration&gt; element of each reporting Plugin specified in the &lt;reporting&gt; element, i.e. <text:span text:style-name="Teletype">site</text:span> always <text:span text:style-name="T5">ignores</text:span> the parameters defined in the &lt;configuration&gt; element of each plugin specified in &lt;build&gt;. </text:p>
          <text:p text:style-name="List_20_Heading"><text:span text:style-name="Teletype">mvn aplugin:areportgoal</text:span> </text:p>
          <text:p text:style-name="P4">It uses <text:span text:style-name="T5">firstly</text:span> the parameters defined in the &lt;configuration&gt; element of each reporting Plugin specified in the &lt;reporting&gt; element; if a parameter is not found, it will look up to a parameter defined in the &lt;configuration&gt; element of each plugin specified in &lt;build&gt;.</text:p>
          <text:p text:style-name="P43">mvn site:site nutzt also auch die Kon figuration aus &lt;build&gt;, während mvn site nure die reportssets nutzt.</text:p>
          <text:p text:style-name="P25"/>
          <text:h text:style-name="Heading_20_2" text:outline-level="2">Backup</text:h>
          <text:p text:style-name="P23">Unter <text:a xlink:type="simple" xlink:href="file:///C:/backups/git-repos">C:/backups/git-repos</text:a> werden lokale Backups von Repositzoris verwaltet</text:p>
          <text:p text:style-name="P23">Dazu </text:p>
          <text:list xml:id="list8025056495422053789" text:style-name="L1">
            <text:list-item>
              <text:p text:style-name="P44">git remote add backup <text:a xlink:type="simple" xlink:href="file:///C:/backups/git-repos/Phynixx">file://C:/backups/git-repos/Phynixx</text:a></text:p>
            </text:list-item>
            <text:list-item>
              <text:p text:style-name="P44">git push backup </text:p>
            </text:list-item>
          </text:list>
          <text:h text:style-name="P41" text:outline-level="1">GH-PAGES</text:h>
          <text:p text:style-name="P24">Dokumentation wird in einem GitHub-Projekt inn einem speziellen git-branch namens gh-pages abgelegt. Diese Dokumentation ist unter <text:s text:c="2"/>sichtbar.</text:p>
          <text:p text:style-name="P24">Um das Ergebnis von site auf den nach gh-pages zu exportieren, existiert das Plugin <text:s/>site-maven-plugin (siehe <text:a xlink:type="simple" xlink:href="https://github.com/github/maven-plugins">https://github.com/github/maven-plugins</text:a>) . </text:p>
          <text:p text:style-name="P24">Derzeit liefert das Plugin die Fehlermeldung </text:p>
          <text:p text:style-name="P24">goal com.github.github:site-maven-plugin:0.9:site (default) on project phynixx-doc: Error creating tree: tree.path contains empty path component (422)</text:p>
          <text:p text:style-name="P24">Das Plugin sendet einen Tree von Blobs an GitHub. Der Server beschrert sich, das darunter empty path components sind (was immer das bedeutet).</text:p>
          <text:p text:style-name="P24">Workaround, bis problem geklärt ist.</text:p>
          <text:list xml:id="list4694685340854357897" text:style-name="L2">
            <text:list-item>
              <text:p text:style-name="P45">Lege git-Repository an, welches den Barnch gh-pages remote tracked.</text:p>
            </text:list-item>
            <text:list-item>
              <text:p text:style-name="P46">Baue <text:span text:style-name="T18">maven-site und kopiere das Ergebnis in obiges Repository</text:span></text:p>
              <text:list>
                <text:list-item>
                  <text:p text:style-name="P45">zu vor aber komplett löschen.</text:p>
                </text:list-item>
              </text:list>
            </text:list-item>
          </text:list>
          <text:p text:style-name="P26">Das Modul phynixx-doc hat einen vollständig anderen Build-Prozeß als der rest. Daher erbt dieses Modul nicht vom phynixx-parent. Das hat folgendes zur Konsequenz</text:p>
          <text:list xml:id="list8066862818826360653" text:style-name="L3">
            <text:list-item>
              <text:p text:style-name="P47">Das Modul wird beim Staginmg nicht relativ zu phynixx-parent , sonder auf der selben Ebene</text:p>
              <text:list>
                <text:list-item>
                  <text:p text:style-name="P47">insbesondere wird index.html aus phynixx-doc zu Einstieg der gesamten Dokumentation</text:p>
                </text:list-item>
                <text:list-item>
                  <text:p text:style-name="P47">die internen Link in phyn ixx-doc werden nicht relativ zu phynixx-parent auf gelöst</text:p>
                </text:list-item>
                <text:list-item>
                  <text:p text:style-name="P48">Der Link in {modules} auf phynixx-doc ist falsch</text:p>
                </text:list-item>
              </text:list>
            </text:list-item>
          </text:list>
          <text:h text:style-name="Heading_20_1" text:outline-level="1">Probleme</text:h>
          <text:list xml:id="list2844487469004736697" text:style-name="L4">
            <text:list-item>
              <text:p text:style-name="P49">Wird <text:span text:style-name="T4">maven-changes-plugin</text:span> zu oft aufgerufen, so blockt <text:span text:style-name="T4">github</text:span>, da zu oft das REST-Api genutzt wurde.</text:p>
            </text:list-item>
          </text:list>
          <text:h text:style-name="Heading_20_1" text:outline-level="1">Ticket bei SONAR</text:h>
          <text:p text:style-name="P33">https://issues.sonatype.orglbrowse/OSSRH</text:p>
          <text:h text:style-name="Heading_20_1" text:outline-level="1">PGP-Key </text:h>
          <text:p text:style-name="P27">Schlüssel wird mit <text:s/>Gpg4Win (genauer mit Kleopatra) erzeugt. Und nach <text:a xlink:type="simple" xlink:href="file:///V:/gpg">V:\gpg</text:a> exportiert.</text:p>
          <text:p text:style-name="P29"><text:span text:style-name="T19">Gpg4win legt seine Infrastruktur (inbesondere pubring.gpg, secring.gpg und trutsdb.gpg) unter </text:span>C:\Users\benutzername\AppData\Roaming\gnupg <text:span text:style-name="T19">ab.</text:span></text:p>
          <text:p text:style-name="P29"><text:span text:style-name="T19">Gpg dagegen unter </text:span>C:\Users\benutzername\.<text:span text:style-name="T19">gnup.</text:span></text:p>
          <text:p text:style-name="P28"><text:span text:style-name="T19">G</text:span>ffs müssen diese drei datei jeweils in das andere System importiert werden.</text:p>
          <text:p text:style-name="P27">Gpg selbst verwaltet <text:s/></text:p>
          <text:p text:style-name="P27"/>
          <text:p text:style-name="P31"><text:span text:style-name="T20">Für Phynixx wuede der gpg-Key mit ID=779EDDA4 und via </text:span><text:a xlink:type="simple" xlink:href="https://sks-keyservers.net/i/"><text:span text:style-name="T20">https://sks-keyservers.net/i/</text:span></text:a><text:span text:style-name="T20"> auf den Key-Server </text:span><text:span text:style-name="T24"><text:s/></text:span><text:span text:style-name="T23">pool.</text:span><text:a xlink:type="simple" xlink:href="http://sks-keyservers.net/">sks-keyservers.net</text:a><text:span text:style-name="T23"> <text:s/></text:span><text:s/><text:span text:style-name="T20">exportiert (ACHTUING bei Suche : 0x779EDDA4). Ein Revocation-Certificate wurde ebenfalls erstellt.</text:span></text:p>
          <text:p text:style-name="P30">Die Keys sind mit gpg erstellt und nach <text:a xlink:type="simple" xlink:href="file:///V:/gpg">V:\gpg</text:a> exportiert worden.</text:p>
          <text:p text:style-name="P30"/>
          <text:p text:style-name="P32">Das Cerifikat enthält einen sub-key.Solane dieser nicht zur signierung genutzt wird (sondern der primray Key), so ist dies keinProblem.</text:p>
          <text:p text:style-name="P15">pub <text:s/>2048R/A6BAB25C <text:s/>created: 2011-08-31 <text:s/>expires: 2012-06-26 <text:s/>usage: SC</text:p>
          <text:p text:style-name="Preformatted_20_Text"><text:s text:c="21"/>trust: ultimate <text:s text:c="5"/>validity: ultimate</text:p>
          <text:p text:style-name="Preformatted_20_Text">sub <text:s/>2048R/DD289F64 <text:s/>created: 2011-08-31 <text:s/>expired: 2011-09-30 <text:s/>usage: E</text:p>
          <text:p text:style-name="P3">sub* 2048R/8738EC86 <text:s/>created: 2011-12-19 <text:s/>expires: 2012-06-16 <text:s/>usage: <text:span text:style-name="T21">S</text:span></text:p>
          <text:p text:style-name="P32">Im untenstehenden Bsp ist der zweite sub-key ein Problem und muss gelöscht werden.</text:p>
          <text:p text:style-name="P32"/>
          <text:p text:style-name="P34">Durch das Plugin werden alle zu depl<text:span text:style-name="T22">o</text:span>yenden Artefakte signiert (detached-signature). Dazu muss der private key und die parapharse angegebenn werden </text:p>
          <text:p text:style-name="Code">-Dpgp.secretkey=keyfile:C:\tmp\gpg\sec-phynixx.asc -Dpgp.passphrase=literal:1phynixxcsc#</text:p>
          <text:p text:style-name="Code"/>
          <text:p text:style-name="Text_20_body">Die Signatur wird in separatene Dateien *.asc abgelegt und deployed</text:p>
          <text:h text:style-name="Heading_20_1" text:outline-level="1">PHYNIXX Build process</text:h>
          <text:p text:style-name="Text_20_body"><text:a xlink:type="simple" xlink:href="http://localhost/wiki/index.php/Integration_in_Thorsten%27s_Umgebung">Integration in Thorsten's Umgebung</text:a> </text:p>
          <text:p text:style-name="Standard"/>
          <text:section text:style-name="Sect1" text:name="content">
            <text:h text:style-name="Heading_20_3" text:outline-level="3">TODO</text:h>
            <text:p text:style-name="Text_20_body"><text:a xlink:type="simple" xlink:href="http://www.javaworld.com/javaworld/jw-02-2006/jw-0227-maven.html">maven site generation</text:a> zeigt die verschiednenen Aspekte und Inhalte einer maven site Um diese Inhalte zu unterstützten sind folgende Informationen nachzupflegen </text:p>
            <text:list xml:id="list6150501368315652970" text:style-name="L5">
              <text:list-item>
                <text:p text:style-name="P67">Project name and description </text:p>
              </text:list-item>
              <text:list-item>
                <text:p text:style-name="P67">issue tracking (wie genau werden die issues zusammengehalten) </text:p>
              </text:list-item>
              <text:list-item>
                <text:p text:style-name="P50">Source repository vervollständigen </text:p>
              </text:list-item>
            </text:list>
            <text:list xml:id="list7031293258211130041" text:style-name="L6">
              <text:list-item>
                <text:p text:style-name="P51">Deployment process </text:p>
              </text:list-item>
            </text:list>
            <text:p text:style-name="Text_20_body"/>
            <text:list xml:id="list6014217776639640913" text:style-name="L7">
              <text:list-item>
                <text:p text:style-name="P68">javadoc generierung </text:p>
              </text:list-item>
              <text:list-item>
                <text:p text:style-name="P68">unit-test reporst </text:p>
              </text:list-item>
              <text:list-item>
                <text:p text:style-name="P68">test coverage </text:p>
              </text:list-item>
              <text:list-item>
                <text:p text:style-name="P52">code analysis </text:p>
              </text:list-item>
            </text:list>
            <text:p text:style-name="Text_20_body"/>
            <text:list xml:id="list7200873487804108816" text:style-name="L8">
              <text:list-item>
                <text:p text:style-name="P53">Kann ich <text:span text:style-name="T1">changes-maven-plugin</text:span> zur Dokumentation von releases nutzen? Oder besser ganz auf jira abstellen? </text:p>
              </text:list-item>
            </text:list>
            <text:list xml:id="list4507523667855347140" text:style-name="L9">
              <text:list-item>
                <text:p text:style-name="P69">Wie soll meine site project-specifisch angepasset werden? </text:p>
                <text:list>
                  <text:list-item>
                    <text:p text:style-name="P69">wie sieht die Einstiegseite als Integration aller teilprojekte aus? </text:p>
                  </text:list-item>
                  <text:list-item>
                    <text:p text:style-name="P69">Wie hilft mir APT? </text:p>
                  </text:list-item>
                  <text:list-item>
                    <text:p text:style-name="P69">Wie hilft mir FML (für FAQs)? </text:p>
                  </text:list-item>
                </text:list>
              </text:list-item>
              <text:list-item>
                <text:p text:style-name="P54">wie werden meine site ausgeführt? Sind sie vollständig integriert </text:p>
              </text:list-item>
            </text:list>
            <text:p text:style-name="Text_20_body">see </text:p>
            <text:p text:style-name="List_20_Contents"><text:a xlink:type="simple" xlink:href="http://maven.apache.org/doxia/format.html">APT Reference</text:a> </text:p>
            <text:p text:style-name="List_20_Contents"><text:a xlink:type="simple" xlink:href="http://jakarta.apache.org/site/jakarta-site2.html">XDoc Reference</text:a> </text:p>
            <text:p text:style-name="P4"><text:a xlink:type="simple" xlink:href="http://maven.apache.org/doxia/references/fml-format.html">FML Reference</text:a> </text:p>
            <text:h text:style-name="Heading_20_1" text:outline-level="1"><text:bookmark text:name="Phynixx_Site"/>Phynixx Site</text:h>
            <text:h text:style-name="Heading_20_3" text:outline-level="3"><text:bookmark text:name="maven_project_site"/>maven project site</text:h>
            <text:p text:style-name="Text_20_body">Dokumentation </text:p>
            <text:p text:style-name="List_20_Contents"><text:a xlink:type="simple" xlink:href="http://maven.apache.org/guides/mini/guide-site.html">mini-guide</text:a> , </text:p>
            <text:p text:style-name="List_20_Contents"><text:a xlink:type="simple" xlink:href="http://maven.apache.org/doxia/references/apt-format.html">apt-format</text:a> </text:p>
            <text:p text:style-name="List_20_Contents"><text:a xlink:type="simple" xlink:href="http://maven.apache.org/guides/mini/guide-snippet-macro.html">snippet-macros</text:a> </text:p>
            <text:p text:style-name="List_20_Contents"><text:a xlink:type="simple" xlink:href="http://maven.apache.org/plugins/maven-site-plugin/">site plugin</text:a> </text:p>
            <text:p text:style-name="P4"><text:a xlink:type="simple" xlink:href="http://books.sonatype.com/maven-book/reference/site-generation.html">maven-the definite guide 'side generation'</text:a> </text:p>
            <text:p text:style-name="Text_20_body">Fehler in <text:span text:style-name="T1">site 2.0-beta-7 </text:span><text:a xlink:type="simple" xlink:href="http://jira.codehaus.org/browse/MSITE-163">MSITE-163</text:a> , <text:a xlink:type="simple" xlink:href="http://jira.codehaus.org/browse/MSITE-169">MSITE-169</text:a>, <text:a xlink:type="simple" xlink:href="http://jira.codehaus.org/browse/MSITE-238">MSITE-238</text:a>, <text:a xlink:type="simple" xlink:href="http://jira.codehaus.org/browse/MSITE-347">MSITE-347</text:a> (installiert parent-site.xml anstatt der des modules) </text:p>
            <text:list xml:id="list8534449425291440440" text:style-name="L10">
              <text:list-item>
                <text:p text:style-name="P70">items im link-section werden nicht korrekt relativ aufgelöst, wenn sie durch das parent-project vererbt werden </text:p>
                <text:list>
                  <text:list-item>
                    <text:p text:style-name="P70">./index.html wird zu ../../../index.html </text:p>
                  </text:list-item>
                  <text:list-item>
                    <text:p text:style-name="P55"/>
                  </text:list-item>
                </text:list>
              </text:list-item>
            </text:list>
            <text:p text:style-name="Text_20_body"><text:span text:style-name="T5">ACHTUNG</text:span>: Viele dieser fehler werden in <text:span text:style-name="T1">2.1</text:span> gefixt </text:p>
            <text:p text:style-name="Text_20_body"><text:a xlink:type="simple" xlink:href="http://www.javaworld.com/javaworld/jw-02-2006/jw-0227-maven.html">maven site generation</text:a> (<text:a xlink:type="simple" xlink:href="http://propellors.net/maven/book/site-generation.html">Dokumentation siehe</text:a>) zeigt die unterschiedlichen Aspekte, die zur Generierung einer maven-project-site zu beachten sind. Im <text:span text:style-name="T1">build process</text:span> im speziellen ist folgendes zu berücksichtigen. </text:p>
            <text:p text:style-name="Text_20_body">Das Ziel der Distribution wird im Abschnitt <text:span text:style-name="T1">distributionmanagemant</text:span> innerhalb des Elternprojekts angegeben. Folgendes Beispiel zeigt die Ditribution in das lokale Filesystem. </text:p>
            <text:p text:style-name="Preformatted_20_Text">&lt;distributionManagement&gt; <text:s text:c="15"/></text:p>
            <text:p text:style-name="Preformatted_20_Text"><text:s text:c="3"/>&lt;site&gt; </text:p>
            <text:p text:style-name="Preformatted_20_Text"><text:s text:c="5"/>&lt;id&gt;local filesystem&lt;/id&gt;</text:p>
            <text:p text:style-name="Preformatted_20_Text"><text:s text:c="5"/>&lt;url&gt;scp://svn.codematters.org/phynixx&lt;/url&gt;</text:p>
            <text:p text:style-name="Preformatted_20_Text"><text:s text:c="3"/>&lt;/site&gt; </text:p>
            <text:p text:style-name="P3"><text:s/>&lt;/distributionManagement&gt;</text:p>
            <text:p text:style-name="Text_20_body">Angaben des <text:span text:style-name="T1">distributionManagement</text:span> haben folgende Auswirkungen </text:p>
            <text:list xml:id="list4351963658524662914" text:style-name="L11">
              <text:list-item>
                <text:p text:style-name="P71">im super project </text:p>
              </text:list-item>
              <text:list-item>
                <text:p text:style-name="P71">im parent project (module integration) </text:p>
              </text:list-item>
              <text:list-item>
                <text:p text:style-name="P56">im project </text:p>
              </text:list-item>
            </text:list>
            <text:p text:style-name="Text_20_body">Mittels <text:span text:style-name="T1">site:site</text:span> werden die Sites generiert. Mittels <text:span text:style-name="T1">site:deploy</text:span> gemäß <text:span text:style-name="T1">distributionManagement</text:span> deployed. Das deployment kann mittels <text:span text:style-name="T1">site:stage</text:span> und <text:span text:style-name="T1">site:stage-deploy</text:span> simuliert werden. </text:p>
            <text:p text:style-name="Text_20_body"><text:span text:style-name="T1">stage</text:span> installiert die generierte Dokumentation lokal. </text:p>
            <text:p text:style-name="Text_20_body">Ist im <text:span text:style-name="T1">distributionmanagement</text:span> z.B. <text:span text:style-name="T1">scp://svn.codematters.org/phynixx</text:span> als url angegeben, so installiert der befehl </text:p>
            <text:p text:style-name="P3"><text:s text:c="2"/>mvn site:stage -DstagingDirectory=Y:\\phynixx\\fullsite\\sites</text:p>
            <text:p text:style-name="Text_20_body">die generierte Dokumentation unter </text:p>
            <text:p text:style-name="P3"><text:s text:c="2"/>C:\fullsite\sites\svn.codematters.org\phynixx</text:p>
            <text:p text:style-name="Text_20_body"><text:span text:style-name="T5">ACHTUNG:</text:span> Unter cygwin müssen alle Pfad-trenner maskiert werden, also -DstagingDirectory=Y:\\fullsite\\sites </text:p>
            <text:p text:style-name="Text_20_body"><text:span text:style-name="T1">deploy</text:span> distributiert eine site an die in <text:span text:style-name="T1">distributionManagement</text:span> angegebene Adresse. Diese kann ...????? </text:p>
            <text:p text:style-name="Text_20_body">Mittels <text:span text:style-name="T1">site:run</text:span> kann die generierte Dokumentation innerhalb einer Jetty Instanz gestartet. Dieser Instanz kann ein temp. Directory als root-directory mitgegeben weden. In dieses ist i.d.R. Tiel des stagings under deployments . </text:p>
            <text:p text:style-name="Text_20_body">Folgende Kombination generiert die Dokumentation, installiert diese, deployed diese (lokal) und starte sie: </text:p>
            <text:p text:style-name="Preformatted_20_Text">mvn site:stage-deploy -DstagingDirectory=Y:\phynixx\fullsite -DstagingSiteURL=file://Y:/phynixx/site</text:p>
            <text:p text:style-name="P3">mvn site:run -DtempWebappDirectory=Y:\phynixx\site</text:p>
            <text:p text:style-name="Text_20_body"><text:span text:style-name="T5">TIP</text:span> </text:p>
            <text:list xml:id="list2044153128787219435" text:style-name="L12">
              <text:list-item>
                <text:p text:style-name="P72">-o beschleunigt die site generierung erheblich </text:p>
              </text:list-item>
              <text:list-item>
                <text:p text:style-name="P57"><text:span text:style-name="T1">stagingDirectory</text:span> und <text:span text:style-name="T1">stagingSiteURL</text:span> zuvor löschen </text:p>
              </text:list-item>
            </text:list>
            <text:h text:style-name="Heading_20_3" text:outline-level="3"><text:bookmark text:name="Auff.C3.A4lligkeiten"/>Auffälligkeiten</text:h>
            <text:list xml:id="list6644411405777962430" text:style-name="L13">
              <text:list-item>
                <text:p text:style-name="P73">site:stage greift auf ein Elternprojekt ../pom.xml zu, um das super-Projekt aufzulösen. Ist <text:span text:style-name="T1">../pom.xml</text:span> nicht vorhanden, so wird das super-projekt nicht korrekt aufgelöst </text:p>
              </text:list-item>
              <text:list-item>
                <text:p text:style-name="P58">Werden die site:* goals für jedes module separat aufgerufen (<text:span text:style-name="T1">mvn-phynixx-all.sh</text:span>) so ... </text:p>
              </text:list-item>
            </text:list>
            <text:p text:style-name="Text_20_body">Werden sie dagen über das Elterprijekt gerufen so </text:p>
            <text:h text:style-name="Heading_20_2" text:outline-level="2"><text:bookmark text:name="phynixx_site_process"/>phynixx site process</text:h>
            <text:h text:style-name="Heading_20_3" text:outline-level="3"><text:bookmark text:name="Einstiegsseite"/>Einstiegsseite</text:h>
            <text:p text:style-name="Text_20_body">Es wird eine Zentrale Einstiegsseite für das phynixx projekt erstellt. Dort werden alle Module inkl. ihrer release und SNAPSHOT-versionen auf gelistet und in die sites der module verlinkt. </text:p>
            <text:p text:style-name="Text_20_body">Dieses Einstiegsseite ist im Projekt phynixx-release beschrieben. Als Unterstuetzung existiert in build.xml eine <text:span text:style-name="T1">target</text:span> <text:span text:style-name="T1">generate-project-index</text:span>, in welchem die oben beschriebene Ersetzung der versionen vorgenommen wird. </text:p>
            <text:p text:style-name="Text_20_body">Die Template-Site xdoc/index.html.template wird durch die <text:span text:style-name="T1">target</text:span> nach index.html kopiert und dabei die versionen substituiert. </text:p>
            <text:h text:style-name="Heading_20_3" text:outline-level="3"><text:bookmark text:name="phynixx_module"/>phynixx module</text:h>
            <text:p text:style-name="Text_20_body">Die Module in <text:span text:style-name="T1">phynixx</text:span> modifizieren den site-process in folgenden Punkten </text:p>
            <text:list xml:id="list5695091069612178862" text:style-name="L14">
              <text:list-item>
                <text:p text:style-name="P59"><text:span text:style-name="T5">site.xml</text:span> </text:p>
              </text:list-item>
            </text:list>
            <text:p text:style-name="Preformatted_20_Text">&lt;body&gt;</text:p>
            <text:p text:style-name="Preformatted_20_Text"><text:s text:c="3"/>&lt;links&gt;</text:p>
            <text:p text:style-name="Preformatted_20_Text"><text:s text:c="5"/>&lt;item name="Phynixx" href="../index.html" /&gt;</text:p>
            <text:p text:style-name="Preformatted_20_Text"><text:s text:c="5"/>&lt;item name="current Module" href="./project-info.html" /&gt;</text:p>
            <text:p text:style-name="Preformatted_20_Text"><text:s text:c="3"/>&lt;/links&gt;</text:p>
            <text:p text:style-name="Preformatted_20_Text"><text:s text:c="4"/>&lt;menu ref="parent"/&gt;</text:p>
            <text:p text:style-name="Preformatted_20_Text"><text:s text:c="4"/>&lt;menu name="Phynixx"&gt;</text:p>
            <text:p text:style-name="Preformatted_20_Text"><text:s text:c="8"/>&lt;item name="Phynixx Project" href="../index.html"/&gt;</text:p>
            <text:p text:style-name="Preformatted_20_Text"><text:s text:c="8"/>&lt;item name="abc" href="../index.html"/&gt;</text:p>
            <text:p text:style-name="Preformatted_20_Text"><text:s text:c="4"/>&lt;/menu&gt;</text:p>
            <text:p text:style-name="Preformatted_20_Text"><text:s text:c="4"/>&lt;menu ref="modules" /&gt; <text:s text:c="5"/></text:p>
            <text:p text:style-name="Preformatted_20_Text"><text:s text:c="4"/>${reports} </text:p>
            <text:p text:style-name="Preformatted_20_Text"><text:s/>&lt;/body&gt;</text:p>
            <text:p text:style-name="P3">&lt;/project</text:p>
            <text:p text:style-name="Text_20_body">Es wird eion Link auf die gesamtprojekt-Site und auf die Index-seite des aktuellen Modules definiert. </text:p>
            <text:list xml:id="list7442718253269008470" text:style-name="L15">
              <text:list-item>
                <text:p text:style-name="P60"><text:span text:style-name="T5">Dokumentation</text:span> </text:p>
              </text:list-item>
            </text:list>
            <text:p text:style-name="Text_20_body">unter <text:span text:style-name="T1">site/resources/doc</text:span> liegt die Dokumentation des Modules </text:p>
            <text:h text:style-name="Heading_20_2" text:outline-level="2"><text:bookmark text:name="phynixx_site_process_2"/>phynixx site process</text:h>
            <text:p text:style-name="Text_20_body">Mittels <text:span text:style-name="T1">mvn.site.sh</text:span> werden die sites aller Module und die zentrale Einstiegsseite generiert. </text:p>
            <text:p text:style-name="Text_20_body">Es wird für alle module (inkl. des Einstiegmodule) die übergebenen mvn phases aufgerufen </text:p>
            <text:p text:style-name="Text_20_body">Z.B </text:p>
            <text:p text:style-name="P3">./mvn-site.sh site:stage-deploy -DstagingDirectory=Y:\\phynixx\\fullsite -DstagingSiteURL=file://Y:/phynixx/site</text:p>
            <text:p text:style-name="Text_20_body">Wichtig : stagingSiteURL wird pro Module um den Modulenamen erweitert, so dass die <text:span text:style-name="T1">stagingSiteURL</text:span> des module <text:span text:style-name="T1">phynixx-common</text:span> auf <text:span text:style-name="T1">file://Y:/phynixx/site/phynixx-common</text:span> gesetzt wird. </text:p>
            <text:p text:style-name="Text_20_body">Deployed werden die aktuellen sites mittesl der beiden Befhele </text:p>
            <text:p text:style-name="Preformatted_20_Text">./mvn-site.sh site:site</text:p>
            <text:p text:style-name="P3">./mvn-site.sh site:deploy</text:p>
            <text:h text:style-name="Heading_20_2" text:outline-level="2"><text:bookmark text:name="single_Modus_vs._Parent_Modus"/>single Modus vs. Parent Modus</text:h>
            <text:p text:style-name="Text_20_body">Parent Modus: <text:span text:style-name="T5">ein</text:span> Parent projekt, welches alle Module enthält. Es wird nur das pom.xml des Parents aufgerufen und dieses delegiert an alle module Single Modus : jedes Module Projekt wird separat aufgerufen. Das integrierenden site-project ist ebenfalls ein single modus project. </text:p>
            <text:list xml:id="list1916677360539870272" text:style-name="L16">
              <text:list-item>
                <text:p text:style-name="P74">single project mode erlaubt unterschiedliche Menue- und link Definitionen pro Projekt </text:p>
              </text:list-item>
              <text:list-item>
                <text:p text:style-name="P74"><text:span text:style-name="T1">parent project mode</text:span> liefert keine übergeordnete Site, in der der Zugriff auf alle Module angeboten wird -&gt; BUG </text:p>
              </text:list-item>
              <text:list-item>
                <text:p text:style-name="P74">Es ist (für mich) im site-process nicht klar, welche welche Informationen durch ein übergeordnetes module-project, durch ein parent-project oder durch das project selbst gesetzt werden. </text:p>
                <text:list>
                  <text:list-item>
                    <text:p text:style-name="P61">Welches Konzept? Was ist Bug? </text:p>
                  </text:list-item>
                </text:list>
              </text:list-item>
            </text:list>
            <text:p text:style-name="Text_20_body"><text:span text:style-name="T1">parent modus</text:span> ist natürlich vorzuziehen. Insbesondere ist nur dort eine modul übergreifende javadoc report bzu erstellen. Derzeit sprechen allerdings zu viele Bugs dagegene. </text:p>
            <text:h text:style-name="Heading_20_3" text:outline-level="3"><text:bookmark text:name="Notationen_im_distributionManagement-Section"/>Notationen im distributionManagement-Section</text:h>
            <text:list xml:id="list939263244401652857" text:style-name="L17">
              <text:list-item>
                <text:p text:style-name="P62">file-URL der Form <text:span text:style-name="T1">file:/localhost//Y:/phynixx/temp</text:span> führen zu inkorrekten Pfadangaben bei site:stage. Daher immer Pfad in Form von <text:span text:style-name="T1">scp://...</text:span> angeben. </text:p>
              </text:list-item>
            </text:list>
            <text:h text:style-name="Heading_20_1" text:outline-level="1"><text:bookmark text:name="PHYNIXX_Release_Process"/>PHYNIXX Release Process</text:h>
            <text:p text:style-name="deprecated"><text:bookmark text:name="Vorbereitung"/>Vorbereitung</text:p>
            <text:p text:style-name="deprecated">In settings.xml der maven Installation die Authentifizierung fuer den SVN-Server eingetragen werden </text:p>
            <text:p text:style-name="deprecated">&lt;server&gt;</text:p>
            <text:p text:style-name="deprecated"><text:s text:c="5"/>&lt;id&gt;svn.codematters.org&lt;/id&gt;</text:p>
            <text:p text:style-name="deprecated"><text:s text:c="5"/>&lt;username&gt;csc&lt;/username&gt;</text:p>
            <text:p text:style-name="deprecated"><text:s text:c="5"/>&lt;password&gt;1anfang!&lt;/password&gt;</text:p>
            <text:p text:style-name="deprecated"><text:s text:c="3"/>&lt;/server&gt;</text:p>
            <text:p text:style-name="deprecated"><text:bookmark text:name="Problematik"/>Problematik</text:p>
            <text:p text:style-name="deprecated"><text:span text:style-name="T25">Um die aktuellen Fehler des maven-release-plugin (siehe </text:span><text:a xlink:type="simple" xlink:href="http://localhost/wiki/index.php/Maven_release_plugin">Maven_release_plugin</text:a><text:span text:style-name="T25">) auszugleichen, muss das Projekt erst in eine vereinfachte Form gebracht werden, auf die dann das release-plugin losgelassen werden kann. Um ein Projekt auf diese vereinfachte Struktur zu bringen, müssen folegende Strukturmerkmale elemeniert werden </text:span></text:p>
            <text:p text:style-name="deprecated">Elternprojekte haben keine SNAPSHOT-version </text:p>
            <text:p text:style-name="deprecated">abhängige Projekte haben keine SNAPSHOT-version </text:p>
            <text:p text:style-name="deprecated">Diese erreicht eine Transformation, die vor dem release-plugin zum Einsatz kommt. Dise elemeniert innerhalb eine pom.xml alle SNAPSHOT-versionen des Elternprojekts und aller abhängigen Projekte. </text:p>
            <text:p text:style-name="deprecated"><text:span text:style-name="T25">Diese Versionsdefinitionen umfassen alle potentiell zu substituierenden Versionen (alle möglichen Eltern und abh. projekte). Quelle der Substitution ist das projekteigenen pom-template.xml. Dieses enthält statt der konkreten Versionen Variablen, die mittels ant substituiert (gefiltert) werden. Dazu werden die relevanten versionen aller Projekte in pom-versions.properties angegeben (siehe </text:span><text:a xlink:type="simple" xlink:href="http://localhost/wiki/index.php/Release-process#Versionen">Versionen</text:a><text:span text:style-name="T25">). </text:span></text:p>
            <text:p text:style-name="deprecated"><text:bookmark text:name="Hilfsprojekt_phynixx-release"/>Hilfsprojekt phynixx-release</text:p>
            <text:p text:style-name="deprecated">Dieses spezielle Projekt phynixx-release enthält alle Werkzeuge, um mittels maven-release-plugin eine release eine phynixx-Modules freizugeben. Es wird nicht auf dem SVN-Server von codematters verwaltet, sondern lokal (svn://localhost/DEFAULT-REPO) gehalten. </text:p>
            <table:table table:name="Table1" table:style-name="Table1">
              <table:table-column table:style-name="Table1.A"/>
              <table:table-column table:style-name="Table1.B"/>
              <table:table-column table:style-name="Table1.C"/>
              <table:table-row>
                <table:table-cell table:style-name="Table1.A1" office:value-type="string">
                  <text:p text:style-name="deprecated">generate-all-snapshot-poms.sh</text:p>
                </table:table-cell>
                <table:table-cell table:style-name="Table1.B1" office:value-type="string">
                  <text:p text:style-name="deprecated">erzeugte für alle Module SNAPSHOT-poms</text:p>
                </table:table-cell>
                <table:table-cell table:style-name="Table1.C1" office:value-type="string">
                  <text:p text:style-name="deprecated">Parameter  - </text:p>
                </table:table-cell>
              </table:table-row>
              <table:table-row>
                <table:table-cell table:style-name="Table1.A2" office:value-type="string">
                  <text:p text:style-name="deprecated">mvn-phynixx-all.sh</text:p>
                </table:table-cell>
                <table:table-cell table:style-name="Table1.B2" office:value-type="string">
                  <text:p text:style-name="deprecated">ruf übergebenes maven goal/phase für alle module auf </text:p>
                </table:table-cell>
                <table:table-cell table:style-name="Table1.C2" office:value-type="string">
                  <text:p text:style-name="deprecated">Parameter </text:p>
                  <table:table table:name="Table2" table:style-name="Table2">
                    <table:table-column table:style-name="Table2.A"/>
                    <table:table-column table:style-name="Table2.B"/>
                    <table:table-row>
                      <table:table-cell table:style-name="Table2.A1" office:value-type="string">
                        <text:p text:style-name="deprecated">module.properties</text:p>
                      </table:table-cell>
                      <table:table-cell table:style-name="Table2.A1" office:value-type="string">
                        <text:p text:style-name="deprecated">relevante module; <text:line-break/>dort können Module z.B. auskommentiert werden </text:p>
                      </table:table-cell>
                    </table:table-row>
                  </table:table>
                </table:table-cell>
              </table:table-row>
              <table:table-row>
                <table:table-cell table:style-name="Table1.A2" office:value-type="string">
                  <text:p text:style-name="deprecated">release-all-modules.sh</text:p>
                </table:table-cell>
                <table:table-cell table:style-name="Table1.B2" office:value-type="string">
                  <text:p text:style-name="deprecated">Erzeugt Release </text:p>
                </table:table-cell>
                <table:table-cell table:style-name="Table1.C2" office:value-type="string">
                  <text:p text:style-name="deprecated">Parameter </text:p>
                  <table:table table:name="Table3" table:style-name="Table3">
                    <table:table-column table:style-name="Table3.A"/>
                    <table:table-column table:style-name="Table3.B"/>
                    <table:table-row>
                      <table:table-cell table:style-name="Table3.A1" office:value-type="string">
                        <text:p text:style-name="deprecated">module.properties</text:p>
                      </table:table-cell>
                      <table:table-cell table:style-name="Table3.A1" office:value-type="string">
                        <text:p text:style-name="deprecated">relevante module<text:line-break/>dort können Module z.B. auskommentiert werden </text:p>
                      </table:table-cell>
                    </table:table-row>
                    <table:table-row>
                      <table:table-cell table:style-name="Table3.A1" office:value-type="string">
                        <text:p text:style-name="deprecated">pom-versions.properties</text:p>
                      </table:table-cell>
                      <table:table-cell table:style-name="Table3.A1" office:value-type="string">
                        <text:p text:style-name="deprecated">versionen der module </text:p>
                      </table:table-cell>
                    </table:table-row>
                  </table:table>
                </table:table-cell>
              </table:table-row>
              <table:table-row>
                <table:table-cell table:style-name="Table1.A2" office:value-type="string">
                  <text:p text:style-name="deprecated">mvn-site.sh</text:p>
                </table:table-cell>
                <table:table-cell table:style-name="Table1.B2" office:value-type="string">
                  <text:p text:style-name="deprecated">Erzeugt sites für alle modules und eine Einstiegsseite</text:p>
                </table:table-cell>
                <table:table-cell table:style-name="Table1.C2" office:value-type="string">
                  <text:p text:style-name="deprecated">Parameter </text:p>
                  <table:table table:name="Table4" table:style-name="Table4">
                    <table:table-column table:style-name="Table4.A"/>
                    <table:table-column table:style-name="Table4.B"/>
                    <table:table-row>
                      <table:table-cell table:style-name="Table4.A1" office:value-type="string">
                        <text:p text:style-name="deprecated">site:*</text:p>
                      </table:table-cell>
                      <table:table-cell table:style-name="Table4.A1" office:value-type="string">
                        <text:p text:style-name="deprecated">site-goal; evtl. mit entsprechenden Parametern </text:p>
                      </table:table-cell>
                    </table:table-row>
                  </table:table>
                </table:table-cell>
              </table:table-row>
              <table:table-row>
                <table:table-cell table:style-name="Table1.A5" office:value-type="string">
                  <text:p text:style-name="deprecated">build.xml </text:p>
                </table:table-cell>
                <table:table-cell table:style-name="Table1.B5" office:value-type="string">
                  <text:p text:style-name="deprecated">Transformation für pom-template.xml</text:p>
                </table:table-cell>
                <table:table-cell table:style-name="Table1.C5" office:value-type="string">
                  <text:p text:style-name="deprecated">Parameter </text:p>
                  <table:table table:name="Table5" table:style-name="Table5">
                    <table:table-column table:style-name="Table5.A"/>
                    <table:table-column table:style-name="Table5.B"/>
                    <table:table-row>
                      <table:table-cell table:style-name="Table5.A1" office:value-type="string">
                        <text:p text:style-name="deprecated">-propertyfile</text:p>
                      </table:table-cell>
                      <table:table-cell table:style-name="Table5.A1" office:value-type="string">
                        <text:p text:style-name="deprecated">versionsfile </text:p>
                      </table:table-cell>
                    </table:table-row>
                    <table:table-row>
                      <table:table-cell table:style-name="Table5.A1" office:value-type="string">
                        <text:p text:style-name="deprecated">-Dsvn.repository</text:p>
                      </table:table-cell>
                      <table:table-cell table:style-name="Table5.A1" office:value-type="string">
                        <text:p text:style-name="deprecated"><text:span text:style-name="T25">Repository von phynixx <text:line-break/>(z.B. </text:span><text:a xlink:type="simple" xlink:href="https://svn.codematters.org/phynixx">https://svn.codematters.org/phynixx</text:a><text:span text:style-name="T25">) </text:span></text:p>
                      </table:table-cell>
                    </table:table-row>
                    <table:table-row>
                      <table:table-cell table:style-name="Table5.A1" office:value-type="string">
                        <text:p text:style-name="deprecated">-Dmodule</text:p>
                      </table:table-cell>
                      <table:table-cell table:style-name="Table5.A1" office:value-type="string">
                        <text:p text:style-name="deprecated">vollständiger Modulename </text:p>
                      </table:table-cell>
                    </table:table-row>
                    <table:table-row>
                      <table:table-cell table:style-name="Table5.A1" office:value-type="string">
                        <text:p text:style-name="deprecated">-Dworkspace</text:p>
                      </table:table-cell>
                      <table:table-cell table:style-name="Table5.A1" office:value-type="string">
                        <text:p text:style-name="deprecated">Workspace </text:p>
                      </table:table-cell>
                    </table:table-row>
                  </table:table>
                </table:table-cell>
              </table:table-row>
            </table:table>
            <text:p text:style-name="deprecated"><text:bookmark text:name="Aufruf"/>Aufruf</text:p>
            <text:p text:style-name="deprecated">Im Workspace müssen alle relevanten phynixx-projekte inkl. phynixx-release ausgescheckt sein </text:p>
            <text:p text:style-name="deprecated">in phynixx-release/pom-version.properties muss die passenden Vresionen enthalten </text:p>
            <text:p text:style-name="deprecated">in phynixx-release/release-module.bat müssen evtl. Umgebungsvariablen wie SVN-repositoroy angepasst werden </text:p>
            <text:p text:style-name="deprecated">keine der Module darf nicht eingecheklte, modifizierte Ressourcen besitzen (Synchronize vorher durchführen) </text:p>
            <text:p text:style-name="deprecated">Aufruf aus Workspace </text:p>
            <text:p text:style-name="deprecated">cd phynixx-release</text:p>
            <text:p text:style-name="deprecated">./release-all-modules.sh</text:p>
            <text:p text:style-name="deprecated"><text:bookmark text:name="Versionen"/>Versionen</text:p>
            <text:p text:style-name="deprecated">Zu jedem module (==maven project) werden zwei versionen definiert </text:p>
            <text:p text:style-name="deprecated"><text:span text:style-name="T5">current version</text:span> enthält das aktuelle release eines Modules. Diese Version wird genutzt Eltern- und abh. projekte in release-poms zu substituieren. </text:p>
            <text:p text:style-name="deprecated"><text:span text:style-name="T5">next version</text:span> enthält die Version des zukünftigen Releases und Basis der aktuellen SNAPHOTS </text:p>
            <text:p text:style-name="deprecated">Mit diesen beiden Versionen können aus pom-template.xml folgende pom.xml generiert werden. </text:p>
            <text:p text:style-name="deprecated">aktuelle SNAPSHOT-version </text:p>
            <text:p text:style-name="deprecated">version des aktuell zu bilden Releases </text:p>
            <text:p text:style-name="deprecated">Releases werden auf Basis der current-Version gebaut. </text:p>
            <text:p text:style-name="deprecated"><text:bookmark text:name="Beispiel"/>Beispiel</text:p>
            <text:p text:style-name="deprecated">aktuelles pom-template.xml </text:p>
            <text:p text:style-name="deprecated"><text:s/>&lt;parent&gt;</text:p>
            <text:p text:style-name="deprecated"><text:s text:c="6"/>&lt;artifactId&gt;phynixx-base&lt;/artifactId&gt;</text:p>
            <text:p text:style-name="deprecated"><text:s text:c="6"/>&lt;groupId&gt;org.csc.phynixx&lt;/groupId&gt;</text:p>
            <text:p text:style-name="deprecated"><text:s text:c="6"/>&lt;version&gt;@org.csc.phynixx.phynixx-base.version@&lt;/version&gt;</text:p>
            <text:p text:style-name="deprecated"><text:s/>&lt;/parent&gt;</text:p>
            <text:p text:style-name="deprecated"><text:s/>&lt;groupId&gt;org.csc.phynixx&lt;/groupId&gt;</text:p>
            <text:p text:style-name="deprecated"><text:s/>&lt;artifactId&gt;phynixx-connection&lt;/artifactId&gt;</text:p>
            <text:p text:style-name="deprecated"><text:s/>&lt;version&gt;@org.csc.phynixx.phynixx-connection.version@&lt;/version&gt;</text:p>
            <text:p text:style-name="deprecated"><text:s/>&lt;packaging&gt;jar&lt;/packaging&gt;</text:p>
            <text:p text:style-name="deprecated"><text:s/></text:p>
            <text:p text:style-name="deprecated"><text:s/>&lt;name&gt;phynixx-connection&lt;/name&gt; <text:s/></text:p>
            <text:p text:style-name="deprecated"><text:s/></text:p>
            <text:p text:style-name="deprecated"><text:s/>&lt;scm&gt;</text:p>
            <text:p text:style-name="deprecated"><text:s text:c="3"/>&lt;connection&gt;scm:svn:@svn.repository@/phynixx-connection/trunk&lt;/connection&gt;</text:p>
            <text:p text:style-name="deprecated"><text:s/>&lt;/scm&gt;</text:p>
            <text:p text:style-name="deprecated"><text:s/></text:p>
            <text:p text:style-name="deprecated"><text:s text:c="2"/>&lt;dependencies&gt;</text:p>
            <text:p text:style-name="deprecated"><text:s text:c="11"/>&lt;dependency&gt;</text:p>
            <text:p text:style-name="deprecated"><text:s text:c="14"/>&lt;groupId&gt;org.csc.phynixx&lt;/groupId&gt;</text:p>
            <text:p text:style-name="deprecated"><text:s text:c="14"/>&lt;artifactId&gt;phynixx-common&lt;/artifactId&gt;</text:p>
            <text:p text:style-name="deprecated"><text:s text:c="13"/>&lt;version&gt;@org.csc.phynixx.phynixx-common.version@&lt;/version&gt;</text:p>
            <text:p text:style-name="deprecated"><text:s text:c="2"/>&lt;/dependency&gt;</text:p>
            <text:p text:style-name="deprecated"><text:s/>. . . .</text:p>
            <text:p text:style-name="deprecated">phynixx-connection hat phynixx-base als Elternprojekt </text:p>
            <text:p text:style-name="deprecated">phynixx-connection hat phynixx-common als dependency </text:p>
            <text:p text:style-name="deprecated">Es werden folgende versionen gesetzt </text:p>
            <text:p text:style-name="deprecated">org.csc.phynixx.phynixx-base.version.current=1.2</text:p>
            <text:p text:style-name="deprecated">org.csc.phynixx.phynixx-base.version.next=1.3</text:p>
            <text:p text:style-name="deprecated"/>
            <text:p text:style-name="deprecated">org.csc.phynixx.phynixx-common.version.current=1.2</text:p>
            <text:p text:style-name="deprecated">org.csc.phynixx.phynixx-common.version.next=1.3</text:p>
            <text:p text:style-name="deprecated"/>
            <text:p text:style-name="deprecated">org.csc.phynixx.phynixx-connection.version.current=1.2</text:p>
            <text:p text:style-name="deprecated">org.csc.phynixx.phynixx-connection.version.next=1.3</text:p>
            <text:p text:style-name="deprecated">Die SNAPSHOT version von phynixx-connection referenziert </text:p>
            <text:p text:style-name="deprecated">phynixx-base in der Version SNAPSHOT-1.3 </text:p>
            <text:p text:style-name="deprecated">phynixx-common in der Version SNAPSHOT-1.3 </text:p>
            <text:p text:style-name="deprecated">das Release 1.2 referenziert </text:p>
            <text:p text:style-name="deprecated">phynixx-base in der Version 1.2 </text:p>
            <text:p text:style-name="deprecated">phynixx-common in der Version 1.2 </text:p>
            <text:p text:style-name="deprecated"><text:bookmark text:name="scm_Tag_in_pom.xml"/>scm Tag in pom.xml</text:p>
            <text:p text:style-name="deprecated">&lt;scm&gt;</text:p>
            <text:p text:style-name="deprecated"><text:span text:style-name="T25"><text:s text:c="3"/>&lt;connection&gt;scm:svn:</text:span><text:a xlink:type="simple" xlink:href="http://127.0.0.1/svn/my-project">http://127.0.0.1/svn/my-project</text:a><text:span text:style-name="T25">&lt;/connection&gt;</text:span></text:p>
            <text:p text:style-name="deprecated"><text:span text:style-name="T25"><text:s text:c="3"/>&lt;developerConnection&gt;scm:svn:</text:span><text:a xlink:type="simple" xlink:href="https://127.0.0.1/svn/my-project">https://127.0.0.1/svn/my-project</text:a><text:span text:style-name="T25">&lt;/developerConnection&gt;</text:span></text:p>
            <text:p text:style-name="deprecated"><text:s text:c="3"/>&lt;tag&gt;HEAD&lt;/tag&gt;</text:p>
            <text:p text:style-name="deprecated"><text:span text:style-name="T25"><text:s text:c="3"/>&lt;url&gt;</text:span><text:a xlink:type="simple" xlink:href="http://127.0.0.1/websvn/my-project">http://127.0.0.1/websvn/my-project</text:a><text:span text:style-name="T25">&lt;/url&gt;</text:span></text:p>
            <text:p text:style-name="deprecated"><text:s/>&lt;/scm&gt;</text:p>
            <text:p text:style-name="deprecated"/>
            <text:p text:style-name="deprecated"><text:span text:style-name="T5">connection, developerConnection</text:span>: The two connection elements convey to how one is to connect to the version control system through Maven. Where connection requires read access for Maven to be able to find the source code (for example, an update), developerConnection requires a connection that will give write access. </text:p>
            <text:p text:style-name="deprecated"><text:span text:style-name="T5">tag</text:span>: Specifies the tag that this project lives under. HEAD (meaning, the SCM root) should be the default. </text:p>
            <text:p text:style-name="deprecated"><text:span text:style-name="T5">url</text:span>: A publicly browsable repository. For example, via ViewCVS. </text:p>
            <text:p text:style-name="deprecated"/>
            <text:h text:style-name="Heading_20_1" text:outline-level="1"><text:bookmark text:name="top"/>Maven release plugin</text:h>
            <text:p text:style-name="P65">Git muss im Path vereinbart werden,.</text:p>
            <text:p text:style-name="P65"/>
            <text:p text:style-name="P65">Soll das release gegen ein lokales Repository gehen, so ist scm wie folgt zu konfgurieren</text:p>
            <text:p text:style-name="Code"><text:s/><text:span text:style-name="T10">&lt;scm&gt;</text:span></text:p>
            <text:p text:style-name="P35"><text:s text:c="8"/>&lt;connection&gt;scm:git:file://Y:/git-repos/bartswen-aggregate-multi-module&lt;/connection&gt;</text:p>
            <text:p text:style-name="P35"><text:s text:c="8"/>&lt;developerConnection&gt;scm:git:file://Y:/git-repos/bartswen-aggregate-multi-module&lt;/developerConnection&gt;</text:p>
            <text:p text:style-name="P35"><text:s text:c="8"/>&lt;url&gt;file://Y:/git-repos/bartswen-aggregate-multi-module&lt;/url&gt;</text:p>
            <text:p text:style-name="P35"><text:s text:c="6"/>&lt;tag&gt;aggregate-demo-1.0&lt;/tag&gt;</text:p>
            <text:p text:style-name="P35"><text:s text:c="2"/>&lt;/scm&gt;</text:p>
            <text:p text:style-name="Text_20_body">Um die SCM-<text:span text:style-name="T26">E</text:span>instellungen im <text:span text:style-name="T26">pom.xml niht zu überschreiben, kann auch per Laufzeitparameter mitgegeben werden</text:span></text:p>
            <text:p text:style-name="Text_20_body"/>
            <text:p text:style-name="Text_20_body"/>
            <text:p text:style-name="Text_20_body"><text:a xlink:type="simple" xlink:href="http://mrhaki.blogspot.de/2008/07/passing-d-arguments-along-to-release.html">Passing -D arguments along to the release plugin in Maven</text:a><text:span text:style-name="T28"> </text:span></text:p>
            <text:p text:style-name="P66">But what happens with Java system properties we add to our commandline? Unfortunately they will not be included by the release plugin. </text:p>
            <text:p text:style-name="P66">For example if we invoke <text:span text:style-name="Source_20_Text">mvn release:prepare -DmyProp=value</text:span>, then the release plugin will only run <text:span text:style-name="Source_20_Text">mvn clean verify --no-plugin-updates</text:span>. But there is a way to pass our property along to the release plugin. We must use <text:span text:style-name="Source_20_Text">-Darguments</text:span> and then specify our extra arguments. In our example we have to run </text:p>
            <text:p text:style-name="Code"><text:span text:style-name="Source_20_Text">mvn release:prepare -Darguments=-DmyProp=value</text:span> </text:p>
            <text:p text:style-name="P66">and then the complete command from the release plugin will be <text:span text:style-name="Source_20_Text">mvn clean verify --no-plugin-updates -DmyProp=value</text:span>.</text:p>
            <text:p text:style-name="Text_20_body"><text:span text:style-name="T26"/></text:p>
            <text:h text:style-name="Heading_20_1" text:outline-level="1"><text:bookmark text:name="Intro"/>Intro</text:h>
            <text:section text:style-name="Sect1" text:name="bodyContent">
              <text:h text:style-name="Heading_20_1" text:outline-level="1"><text:bookmark text:name="Bugs"/>Bugs</text:h>
              <text:p text:style-name="Text_20_body">Die Version 2.0.8 Beta enthält folgende Bugs </text:p>
              <text:h text:style-name="Heading_20_2" text:outline-level="2"><text:bookmark text:name="MRELEASE-374"/><text:a xlink:type="simple" xlink:href="http://jira.codehaus.org/browse/MRELEASE-374">MRELEASE-374</text:a></text:h>
              <text:p text:style-name="Text_20_body">Im Batch.Mode können die Versionen sowohl des Releases als auch den zukünftigen Snaposhots in einer release.properties angegeben werden </text:p>
              <text:h text:style-name="Heading_20_2" text:outline-level="2"><text:bookmark text:name="MRELEASE-317"/><text:a xlink:type="simple" xlink:href="http://jira.codehaus.org/browse/MRELEASE-317">MRELEASE-317</text:a></text:h>
              <text:p text:style-name="Text_20_body">In <text:span text:style-name="T1">phynixx</text:span> ist <text:span text:style-name="T1">phynixx-base</text:span> das Eltern-projekt aller Projekte. Dieses wird nicht korrekt umgesetzt (SNAPSHOT bleibt auch in release-pom eingetragen </text:p>
              <text:h text:style-name="Heading_20_2" text:outline-level="2"><text:bookmark text:name="MRELEASE-230"/><text:a xlink:type="simple" xlink:href="http://jira.codehaus.org/browse/MRELEASE-230">MRELEASE-230</text:a></text:h>
              <text:p text:style-name="Text_20_body">falls in einem Projekt zwei Artefakte des selben abh. Projekts gezogen werden (jar, test-jar), so werden die versionen nicht korrekt aktualisiert </text:p>
              <text:h text:style-name="Heading_20_2" text:outline-level="2"><text:bookmark text:name="release:perform"/>release:perform</text:h>
              <text:p text:style-name="Text_20_body">Enthält eine Projekt eine javadoc generierung, so wird diese bei release:perfrom nicht durch geführt, sondern der Process endet fehlerhaft. </text:p>
              <text:p text:style-name="Text_20_body"><text:span text:style-name="T5">Workaround</text:span>: -DuseReleaseProfile=false, which will stop generating the sources and javadoc jar. mvn release:perform -DuseReleaseProfile=false </text:p>
              <text:p text:style-name="Text_20_body">Bug generating javadoc; -DuseReleaseProfile=false, which will stop generating the sources and javadoc jar. mvn release:perform -DuseReleaseProfile=false </text:p>
              <text:h text:style-name="Heading_20_1" text:outline-level="1"><text:bookmark text:name="Quintezzenz"/>Quintezzenz</text:h>
              <text:p text:style-name="Text_20_body">Um die Funktionalität des maven-release-plugins hinsichtlich der verwaltung um Pflege der Versionen bzgl. der Repositories zu nutzen. müssen komplexe Projekte erst auf eine Struktur gebracht werden, die keine der obigen Strukturmerkmale auf weist: </text:p>
              <text:list xml:id="list2751206279973113778" text:style-name="L18">
                <text:list-item>
                  <text:p text:style-name="P75">Elternprojekte haben keine SNAPSHOT-version </text:p>
                </text:list-item>
                <text:list-item>
                  <text:p text:style-name="P63">abhängige Projekte haben keine SNAPSHOT-version </text:p>
                </text:list-item>
              </text:list>
              <text:p text:style-name="Text_20_body"/>
              <text:h text:style-name="Heading_20_1" text:outline-level="1">Anpassung an den maven release process</text:h>
              <text:section text:style-name="Sect1" text:name="Section1">
                <text:h text:style-name="Heading_20_1" text:outline-level="1"><text:bookmark text:name="Problemematik"/>Problemematik</text:h>
                <text:p text:style-name="Text_20_body">Um die aktuellen Fehler des maven-release-plugin (siehe <text:a xlink:type="simple" xlink:href="http://localhost/wiki/index.php/Maven_release_plugin">Maven_release_plugin</text:a>) auszugleichen, muss das projekt erst in eine vereinfachte Form gebracht werden, auf die dann das release-plugin losgelassen werden kann. Um ein Projekt auf diese vereinfachte Struktur zu bringen, müssen folegende Strukturmerkmale elemeniert werden </text:p>
                <text:list xml:id="list3520512108002496845" text:style-name="L19">
                  <text:list-item>
                    <text:p text:style-name="P76">Elternprojekte haben keine SNAPSHOT-version </text:p>
                  </text:list-item>
                  <text:list-item>
                    <text:p text:style-name="P64">abhängige Projekte haben keine SNAPSHOT-version </text:p>
                  </text:list-item>
                </text:list>
                <text:p text:style-name="Text_20_body">Diese erreicht eine Transformation, die vor dem release-plugin zum Einsatz kommt. Dise elemeniert innerhalb eine pom.xml alle SNAPSHOT-versionen des Elternprojekts und aller abhängigen Projekte. Dazu werden die relevanten versionen aller Projekte in <text:span text:style-name="T1">pom-versions.properties</text:span> angegeben (siehe <text:a xlink:type="simple" xlink:href="http://localhost/wiki/index.php/Anpassung_an_den_maven_release_process#versions">Anpassung_an_den_maven_release_process#versions</text:a> </text:p>
              </text:section>
              <text:p text:style-name="Text_20_body"/>
              <text:p text:style-name="Text_20_body"/>
              <text:section text:style-name="Sect1" text:name="catlinks">
                <text:h text:style-name="P1" text:outline-level="1">Integration in Thorsten's Umgebung</text:h>
                <text:section text:style-name="Sect1" text:name="Section2">
                  <text:p text:style-name="Text_20_body"><text:bookmark text:name="bodyContent"/></text:p>
                  <text:section text:style-name="Sect1" text:name="contentSub">
                    <text:p text:style-name="Text_20_body"/>
                  </text:section>
                  <text:p text:style-name="Text_20_body"/>
                  <text:h text:style-name="Heading_20_1" text:outline-level="1"><text:bookmark text:name="Codematters"/>Codematters</text:h>
                  <text:h text:style-name="Heading_20_2" text:outline-level="2"><text:bookmark text:name="Jira"/>Jira</text:h>
                  <text:p text:style-name="Text_20_body">A JIRA account has been created for you at: </text:p>
                  <text:p text:style-name="Preformatted_20_Text"><text:s text:c="2"/><text:a xlink:type="simple" xlink:href="http://jira.codematters.org/">http://jira.codematters.org</text:a></text:p>
                  <text:p text:style-name="P3"><text:s text:c="2"/>IP= 88.198.2.115</text:p>
                  <text:p text:style-name="Text_20_body">This is either because an administrator has created an account for you, or because you have been assigned to an issue. </text:p>
                  <text:p text:style-name="Text_20_body">You can change your password here: </text:p>
                  <text:p text:style-name="P3"><text:s text:c="2"/><text:a xlink:type="simple" xlink:href="http://jira.codematters.org/secure/ViewProfile.jspa">http://jira.codematters.org/secure/ViewProfile.jspa</text:a></text:p>
                  <text:p text:style-name="Text_20_body">Here are the details of your account: </text:p>
                  <text:p text:style-name="Horizontal_20_Line"/>
                  <text:p text:style-name="Preformatted_20_Text"><text:s text:c="11"/>Username: csc</text:p>
                  <text:p text:style-name="Preformatted_20_Text"><text:s text:c="14"/>Email: <text:a xlink:type="simple" xlink:href="mailto:christoph.schmidt-casdorff@gmx.de">christoph.schmidt-casdorff@gmx.de</text:a></text:p>
                  <text:p text:style-name="P3"><text:s text:c="10"/>Full Name: Christoph Schmidt-Casdorff</text:p>
                  <text:p text:style-name="Text_20_body">(You can always retrieve these via the "Forgot Password" link on the signup page) This action was initiated by Thorsten Vogel (tvcom@web.de). </text:p>
                  <text:p text:style-name="Text_20_body">-- This message is automatically generated by JIRA. - If you think it was sent incorrectly contact one of the administrators: <text:a xlink:type="simple" xlink:href="http://jira.codematters.org/secure/Administrators.jspa">http://jira.codematters.org/secure/Administrators.jspa</text:a> - For more information on JIRA, see: <text:a xlink:type="simple" xlink:href="http://www.atlassian.com/software/jira">http://www.atlassian.com/software/jira</text:a> </text:p>
                  <text:h text:style-name="Heading_20_2" text:outline-level="2"><text:bookmark text:name="svn"/>svn</text:h>
                  <text:p text:style-name="Text_20_body"><text:a xlink:type="simple" xlink:href="https://svn.codematters.org/phynixx">https://svn.codematters.org/phynixx</text:a> </text:p>
                </text:section>
                <text:p text:style-name="P2"/>
              </text:section>
            </text:section>
          </text:section>
        </text:section>
      </text:section>
      <text:p text:style-name="Standard"/>
      <text:h text:style-name="P13" text:outline-level="1">Phynixx Dokumentation</text:h>
      <text:p text:style-name="P5">Die Dokumentation ist unter github als GitHub-Page duistributiert.</text:p>
      <text:p text:style-name="P5">Falls das Prpojekt einen Branch namens gh-pages besitzt, so wird dessen Inhalt unter </text:p>
      <text:p text:style-name="P5">http://&lt;username&gt;.github.io/&lt;project&gt; verfügbar gemacht. </text:p>
      <text:p text:style-name="P12">Wird er branch gh-pages ausgecheckt, so kann dort die Dokumentation aktualiert werden.</text:p>
      <text:p text:style-name="P5"/>
      <text:p text:style-name="P5">Also </text:p>
      <text:p text:style-name="P5"><text:a xlink:type="simple" xlink:href="http://csc19601128.guithub.io/Phynixx">http://csc19601128.guithub.io/Phynixx</text:a></text:p>
      <text:p text:style-name="P5"/>
      <text:p text:style-name="P5"/>
      <text:p text:style-name="P8"><text:span text:style-name="T7">Unter Settings/GitHub Pages können GH-Pages initial angelegt werden. Dort ist auch der Zugriff auf die GH-Pages. ( see </text:span><text:a xlink:type="simple" xlink:href="https://help.github.com/categories/20/articles"><text:span text:style-name="T7">https://help.github.com/categories/20/articles</text:span></text:a><text:span text:style-name="T7">)</text:span></text:p>
      <text:p text:style-name="P6"/>
      <text:p text:style-name="P5">Im Standardfall könn<text:span text:style-name="T8">e</text:span>n die GH-Pages mit einem Markdown-Editor direkt ediert werden. </text:p>
      <text:p text:style-name="P6"/>
      <text:p text:style-name="P6"/>
      <text:p text:style-name="P7">Mittels des Plugins <text:span text:style-name="T2">com.github.github:site-maven-plugin</text:span> kann der Inhalt einer maven-site als GH-Page verfügbvar gemacht werden.</text:p>
      <text:p text:style-name="P7"/>
      <text:p text:style-name="P7">Im ersten Schritt wird die Erzeugung der maven-site konfiguriert</text:p>
      <text:p text:style-name="P7"/>
      <text:p text:style-name="P7">Dieser Inhalt wird mittels com.github.github:site-maven-plugin nach github:gh-pages überführt und bereitgestel<text:span text:style-name="T9">l</text:span>t.</text:p>
      <text:p text:style-name="P7"/>
      <text:p text:style-name="P7"/>
      <text:p text:style-name="P9">In &lt;maven-dist&gt;/conf/settings.xml muss der GitHub Zugang konfiguriert werden</text:p>
      <text:p text:style-name="Code"><text:s/>&lt;servers&gt;<text:line-break/> <text:s text:c="4"/>&lt;server&gt;<text:line-break/> <text:s text:c="6"/>&lt;id&gt;github&lt;/id&gt;<text:line-break/> <text:s text:c="6"/>&lt;username&gt;csc19601128&lt;/username&gt;<text:line-break/> <text:s text:c="6"/>&lt;password&gt;1githubcsc#&lt;/password&gt;<text:line-break/> <text:s text:c="3"/>&lt;/server&gt;</text:p>
      <text:p text:style-name="Code">&lt;/servers&gt;</text:p>
      <text:p text:style-name="P9"/>
      <text:p text:style-name="P9"/>
      <text:p text:style-name="P10">in pom.xml ist die Verbindung zwischen maven-site un der github-Distribition aufzubauen</text:p>
      <text:p text:style-name="Code"/>
      <text:p text:style-name="P35">&lt;distributionManagement&gt;</text:p>
      <text:p text:style-name="P35"><text:s text:c="3"/>&lt;site&gt;</text:p>
      <text:p text:style-name="P35"><text:s text:c="6"/>&lt;id&gt;github-pages-site&lt;/id&gt;</text:p>
      <text:p text:style-name="P35"><text:s text:c="6"/>&lt;name&gt;Deployment through GitHub's site deployment plugin&lt;/name&gt;</text:p>
      <text:p text:style-name="P35"><text:s text:c="6"/>&lt;url&gt;${project.build.directory}/site/${project.version}&lt;/url&gt;</text:p>
      <text:p text:style-name="P35"><text:s text:c="3"/>&lt;/site&gt;</text:p>
      <text:p text:style-name="P35">&lt;/distributionManagement&gt;</text:p>
      <text:p text:style-name="P7"/>
      <text:p text:style-name="P10">Inbesondere &lt;url&gt; wird durch maven-site ausgewertet und beschreibt den Ort, wo die Site klokal erzeugt wird. </text:p>
      <text:p text:style-name="P11">In der plugin-Konfiguratiion führt dies zu </text:p>
      <text:p text:style-name="P11"/>
      <text:p text:style-name="Code"><text:s/><text:span text:style-name="T10">&lt;plugin&gt;</text:span></text:p>
      <text:p text:style-name="P35"><text:s text:c="5"/>&lt;groupId&gt;org.apache.maven.plugins&lt;/groupId&gt;</text:p>
      <text:p text:style-name="P35"><text:s text:c="5"/>&lt;artifactId&gt;maven-site-plugin&lt;/artifactId&gt;</text:p>
      <text:p text:style-name="P35"><text:s text:c="5"/>&lt;version&gt;3.3&lt;/version&gt;</text:p>
      <text:p text:style-name="P35"><text:s text:c="5"/>&lt;dependencies&gt;</text:p>
      <text:p text:style-name="P35"><text:s text:c="8"/>&lt;dependency&gt; <text:s text:c="30"/><text:line-break/> <text:s text:c="9"/><text:span text:style-name="T12"><text:s/>&lt;groupId&gt;org.apache.maven.doxia&lt;/groupId&gt;</text:span></text:p>
      <text:p text:style-name="P38"><text:s text:c="11"/>&lt;artifactId&gt;doxia-module-markdown&lt;/artifactId&gt;</text:p>
      <text:p text:style-name="P35"><text:s text:c="9"/>&lt;version&gt;1.3&lt;/version&gt;</text:p>
      <text:p text:style-name="P35"><text:s text:c="7"/>&lt;/dependency&gt;</text:p>
      <text:p text:style-name="P35"><text:s text:c="5"/>&lt;/dependencies&gt;</text:p>
      <text:p text:style-name="P35"><text:s text:c="5"/>&lt;configuration&gt;</text:p>
      <text:p text:style-name="P35"><text:s text:c="8"/>&lt;inputEncoding&gt;UTF-8&lt;/inputEncoding&gt;</text:p>
      <text:p text:style-name="P35"><text:s text:c="8"/>&lt;outputEncoding&gt;UTF-8&lt;/outputEncoding&gt;</text:p>
      <text:p text:style-name="P36"><text:s text:c="8"/>&lt;outputDirectory&gt;<text:line-break/> <text:s text:c="11"/><text:span text:style-name="T13">$</text:span><text:span text:style-name="T12">{project.distributionManagement.site.url}</text:span></text:p>
      <text:p text:style-name="P36"><text:s text:c="8"/>&lt;/outputDirectory&gt;</text:p>
      <text:p text:style-name="P35"><text:s text:c="6"/>&lt;/configuration&gt;</text:p>
      <text:p text:style-name="P35">. . . </text:p>
      <text:p text:style-name="P35"/>
      <text:p text:style-name="Text_20_body"/>
      <text:p text:style-name="P16">1,.) Um Markdown verwenden zu können, muss das entsprechzende doxia-Plugin angezogen werden</text:p>
      <text:p text:style-name="Code"><text:span text:style-name="T14">src</text:span> </text:p>
      <text:p text:style-name="Code"><text:s text:c="3"/><text:span text:style-name="T14">+</text:span>--- site/</text:p>
      <text:p text:style-name="Code"><text:s text:c="8"/><text:span text:style-name="T14">+</text:span>--- markdown/</text:p>
      <text:p text:style-name="Code"><text:s text:c="14"/><text:span text:style-name="T14">+</text:span>--- xyz.md</text:p>
      <text:p text:style-name="Code"><text:s text:c="8"/><text:span text:style-name="T14">+--- site.xml</text:span></text:p>
      <text:p text:style-name="P16"/>
      <text:p text:style-name="P16">2.) Ausgabeverzeichnus und site-Konfiguration wird verwendet</text:p>
      <text:p text:style-name="P16"/>
      <text:p text:style-name="P18"><text:span text:style-name="T3">com.github.github:site-maven-plugin </text:span>muss wie folgt konfiguriert werden </text:p>
      <text:p text:style-name="P17">1.)</text:p>
      <text:p text:style-name="Code"><text:s/><text:span text:style-name="T10">&lt;scm&gt;</text:span></text:p>
      <text:p text:style-name="P37"><text:s text:c="3"/>&lt;connection&gt;</text:p>
      <text:p text:style-name="P39"><text:span text:style-name="T10"><text:s text:c="5"/>scm:git:</text:span><text:span text:style-name="T11">git</text:span><text:a xlink:type="simple" xlink:href="https://github.com/csc19601128/Phynixx.git"><text:span text:style-name="T10">://github.com/csc19601128/Phynixx.git</text:span></text:a><text:span text:style-name="T10">&lt;/connection&gt; <text:line-break/> <text:s text:c="4"/>&lt;developerConnection&gt;</text:span></text:p>
      <text:p text:style-name="P39"><text:span text:style-name="T10"><text:s text:c="9"/>scm:</text:span><text:span text:style-name="T11">git</text:span><text:span text:style-name="T10">:</text:span><text:a xlink:type="simple" xlink:href="https://github.com/csc19601128/Phynixx.git"><text:span text:style-name="T10">https://github.com/csc19601128/Phynixx.git</text:span></text:a><text:span text:style-name="T10"><text:line-break/> <text:s text:c="3"/>&lt;/developerConnection&gt;</text:span></text:p>
      <text:p text:style-name="Code"><text:span text:style-name="T10"><text:s text:c="3"/>&lt;url&gt;</text:span><text:a xlink:type="simple" xlink:href="https://github.com/csc19601128/Phynixx.git"><text:span text:style-name="T10">https://github.com/csc19601128/Phynixx.git</text:span></text:a><text:span text:style-name="T10">&lt;/url&gt;</text:span></text:p>
      <text:p text:style-name="P35">&lt;/scm&gt;</text:p>
      <text:p text:style-name="P17"/>
      <text:p text:style-name="P17">Entscheidend ist die Angabe der URL. <text:s/>Mit dieser Angabe wird die Konfiguration </text:p>
      <text:p text:style-name="P17"/>
      <text:p text:style-name="P35">&lt;groupId&gt;com.github.github&lt;/groupId&gt;</text:p>
      <text:p text:style-name="P35">&lt;artifactId&gt;site-maven-plugin&lt;/artifactId&gt;</text:p>
      <text:p text:style-name="P35">&lt;version&gt;0.9&lt;/version&gt;</text:p>
      <text:p text:style-name="P35">&lt;configuration&gt;</text:p>
      <text:p text:style-name="P35">&lt;message&gt;Creating site for ${project.version}&lt;/message&gt;</text:p>
      <text:p text:style-name="P35"><text:s text:c="3"/>&lt;server&gt;github&lt;/server&gt;</text:p>
      <text:p text:style-name="P35"><text:s text:c="3"/><text:span text:style-name="T12">&lt;outputDirectory&gt;${project.distributionManagement.site.url}&lt;/outputDirectory&gt;</text:span></text:p>
      <text:p text:style-name="P35"><text:span text:style-name="T15"><text:s text:c="3"/>&lt;</text:span>merge&gt;true&lt;/merge&gt;</text:p>
      <text:p text:style-name="P35"><text:s text:c="3"/><text:span text:style-name="T12">&lt;repositoryName&gt;Phynixx&lt;/repositoryName&gt;</text:span></text:p>
      <text:p text:style-name="P38"><text:s text:c="3"/>&lt;repositoryOwner&gt;csc19601128&lt;/repositoryOwner&gt;</text:p>
      <text:p text:style-name="P35">&lt;/configuration&gt;</text:p>
      <text:p text:style-name="P17"/>
      <text:p text:style-name="Text_20_body">Es ist nicht klar, ob owne<text:span text:style-name="T16">r</text:span> und repository aus der scm-Konfiguration oder aus den Angaben <text:s/>repositoryName und <text:s/>repositoryOwner geholt werden</text:p>
      <text:p text:style-name="Text_20_body"/>
      <text:h text:style-name="Heading_20_2" text:outline-level="2">Wirkung des plugins</text:h>
      <text:p text:style-name="P20">Es werden die generate aus maven-site auf die top-Ebene 'pushed' (alternativ kann mittels &lt;path&gt; eine subdirectory angegeben werden). </text:p>
      <text:p text:style-name="P20">Die Generate sind apriori im WokingDirectory nicht sichtbar. Um nicht zu Merge-Konflikten zu stossen, ist nach jedem Gererierung ein Pull durchzuführen und die Generate in die lokale Umgebung zu holen. </text:p>
      <text:p text:style-name="Text_20_body"/>
      <text:p text:style-name="P19">git push origin :gh-pages</text:p>
      <text:p text:style-name="P19">Branch :gh-pages wird auf remote-repository gelöscht.</text:p>
      <text:p text:style-name="P19"/>
      <text:p text:style-name="P14"><text:span text:style-name="Source_20_Text">git checkout -b gh-pages</text:span></text:p>
      <text:p text:style-name="P19">erzeugt gh-pages lokal</text:p>
      <text:p text:style-name="P19"/>
      <text:p text:style-name="P14"><text:span text:style-name="Source_20_Text">git push origin gh-pages:gh-pages</text:span></text:p>
      <text:p text:style-name="P14"><text:span text:style-name="Source_20_Text">pushed den Inhalt des lokalen Branches nach gh-pages</text:span></text:p>
      <text:p text:style-name="P19"/>
      <text:p text:style-name="P19"/>
      <text:h text:style-name="Heading_20_1" text:outline-level="1">Lizenzen</text:h>
      <text:p text:style-name="P21">Lizenzierung des OpenSource phynixx besteht aus 3 Aufgaben</text:p>
      <text:p text:style-name="P21">1.) Lizenzheader für alle Sourcen</text:p>
      <text:p text:style-name="P21">2.) Lizenzvereinbarung für jedes Artefakte</text:p>
      <text:p text:style-name="P21">3.) Dokumentation der eingesetzten 3rd Parties und ihrer Lizenzen</text:p>
      <text:p text:style-name="P21"/>
      <text:p text:style-name="P22"><text:a xlink:type="simple" xlink:href="file:///X:/wiki-export/supplement/maven-licences.pdf"><text:span text:style-name="T17">./supplement/maven-licences.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Standard" style:class="text">
      <style:paragraph-properties fo:background-color="#e6e6e6">
        <style:background-image/>
      </style:paragraph-properties>
      <style:text-properties style:font-name="Courier New" fo:font-weight="bold" officeooo:rsid="000be8ba" style:font-weight-asian="bold" style:font-weight-complex="bold"/>
    </style:style>
    <style:style style:name="deprecated" style:family="paragraph" style:parent-style-name="Text_20_body" style:class="text">
      <style:paragraph-properties fo:margin-top="0cm" fo:margin-bottom="0cm" style:contextual-spacing="false"/>
      <style:text-properties fo:color="#c0c0c0"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 Schmidt-Casdorff</meta:initial-creator>
    <meta:creation-date>2012-05-01T10:44:23.24</meta:creation-date>
    <dc:date>2014-06-05T14:13:59.418000000</dc:date>
    <dc:creator>Christoph Schmidt-Casdorff</dc:creator>
    <meta:editing-duration>PT8H36M36S</meta:editing-duration>
    <meta:editing-cycles>38</meta:editing-cycles>
    <meta:generator>LibreOffice/4.1.0.4$Windows_x86 LibreOffice_project/89ea49ddacd9aa532507cbf852f2bb22b1ace28</meta:generator>
    <meta:document-statistic meta:table-count="5" meta:image-count="0" meta:object-count="0" meta:page-count="1" meta:paragraph-count="413" meta:word-count="2756" meta:character-count="24475" meta:non-whitespace-character-count="21371"/>
  </office:meta>
</office:document-meta>
</file>